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9">
            <text:p>15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7">
            <text:p>16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2">
            <text:p>30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639">
            <text:p>1563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330">
            <text:p>1633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785">
            <text:p>1778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8">
            <text:p>2021-02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6 - 1.22)">
            <text:p>(0.96 - 1.2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643">
            <text:p>15643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56.5">
            <text:p>-56.5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36118391612862">
            <text:p>-0.0036118392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87384131884467">
            <text:p>0.9873841319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712">
            <text:p>11712</text:p>
          </table:table-cell>
          <table:table-cell office:value-type="float" office:value="15010">
            <text:p>15010</text:p>
          </table:table-cell>
          <table:table-cell office:value-type="float" office:value="22490">
            <text:p>22490</text:p>
          </table:table-cell>
          <table:table-cell office:value-type="float" office:value="-128.375">
            <text:p>-128.375</text:p>
          </table:table-cell>
          <table:table-cell office:value-type="float" office:value="-240.5">
            <text:p>-240.5</text:p>
          </table:table-cell>
          <table:table-cell office:value-type="float" office:value="-1395.875">
            <text:p>-1395.875</text:p>
          </table:table-cell>
          <table:table-cell office:value-type="float" office:value="-0.0109609801912568">
            <text:p>-0.0109609802</text:p>
          </table:table-cell>
          <table:table-cell office:value-type="float" office:value="-0.0160226515656229">
            <text:p>-0.0160226516</text:p>
          </table:table-cell>
          <table:table-cell office:value-type="float" office:value="-0.0620664739884393">
            <text:p>-0.062066474</text:p>
          </table:table-cell>
          <table:table-cell office:value-type="float" office:value="0.961872049780637">
            <text:p>0.9618720498</text:p>
          </table:table-cell>
          <table:table-cell office:value-type="float" office:value="0.944423901232179">
            <text:p>0.9444239012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816">
            <text:p>108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19">
            <text:p>19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0.00175665680473373">
            <text:p>0.0017566568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1.0061543470691">
            <text:p>1.0061543471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0630">
            <text:p>10630</text:p>
          </table:table-cell>
          <table:table-cell office:value-type="float" office:value="13860">
            <text:p>13860</text:p>
          </table:table-cell>
          <table:table-cell office:value-type="float" office:value="21001">
            <text:p>21001</text:p>
          </table:table-cell>
          <table:table-cell office:value-type="float" office:value="-504.625">
            <text:p>-504.625</text:p>
          </table:table-cell>
          <table:table-cell office:value-type="float" office:value="1.125">
            <text:p>1.125</text:p>
          </table:table-cell>
          <table:table-cell office:value-type="float" office:value="-15.375">
            <text:p>-15.375</text:p>
          </table:table-cell>
          <table:table-cell office:value-type="float" office:value="-0.0474717779868297">
            <text:p>-0.047471778</text:p>
          </table:table-cell>
          <table:table-cell table:style-name="ce17" office:value-type="float" office:value="0.0000811688311688312">
            <text:p>8.12E-005</text:p>
          </table:table-cell>
          <table:table-cell office:value-type="float" office:value="-0.000732107994857388">
            <text:p>-0.000732108</text:p>
          </table:table-cell>
          <table:table-cell office:value-type="float" office:value="0.838265773668348">
            <text:p>0.8382657737</text:p>
          </table:table-cell>
          <table:table-cell office:value-type="float" office:value="1.00028410382231">
            <text:p>1.0002841038</text:p>
          </table:table-cell>
          <table:table-cell office:value-type="float" office:value="0.997438672542947">
            <text:p>0.9974386725</text:p>
          </table:table-cell>
          <table:table-cell office:value-type="float" office:value="-14.2518647404927">
            <text:p>-14.2518647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0710">
            <text:p>10710</text:p>
          </table:table-cell>
          <table:table-cell office:value-type="float" office:value="14142">
            <text:p>14142</text:p>
          </table:table-cell>
          <table:table-cell office:value-type="float" office:value="21142">
            <text:p>21142</text:p>
          </table:table-cell>
          <table:table-cell office:value-type="float" office:value="-86.5">
            <text:p>-86.5</text:p>
          </table:table-cell>
          <table:table-cell office:value-type="float" office:value="-382.25">
            <text:p>-382.25</text:p>
          </table:table-cell>
          <table:table-cell office:value-type="float" office:value="-138.875">
            <text:p>-138.875</text:p>
          </table:table-cell>
          <table:table-cell office:value-type="float" office:value="-0.0080765639589169">
            <text:p>-0.008076564</text:p>
          </table:table-cell>
          <table:table-cell office:value-type="float" office:value="-0.0270294159241974">
            <text:p>-0.0270294159</text:p>
          </table:table-cell>
          <table:table-cell office:value-type="float" office:value="-0.00656867845993757">
            <text:p>-0.0065686785</text:p>
          </table:table-cell>
          <table:table-cell office:value-type="float" office:value="0.97185987867914">
            <text:p>0.9718598787</text:p>
          </table:table-cell>
          <table:table-cell office:value-type="float" office:value="0.906828999342707">
            <text:p>0.9068289993</text:p>
          </table:table-cell>
          <table:table-cell office:value-type="float" office:value="0.97709419456217">
            <text:p>0.9770941946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1047">
            <text:p>11047</text:p>
          </table:table-cell>
          <table:table-cell office:value-type="float" office:value="14692">
            <text:p>14692</text:p>
          </table:table-cell>
          <table:table-cell office:value-type="float" office:value="20288">
            <text:p>20288</text:p>
          </table:table-cell>
          <table:table-cell office:value-type="float" office:value="-128.75">
            <text:p>-128.75</text:p>
          </table:table-cell>
          <table:table-cell office:value-type="float" office:value="-261.875">
            <text:p>-261.875</text:p>
          </table:table-cell>
          <table:table-cell office:value-type="float" office:value="-127.5">
            <text:p>-127.5</text:p>
          </table:table-cell>
          <table:table-cell office:value-type="float" office:value="-0.0116547478953562">
            <text:p>-0.0116547479</text:p>
          </table:table-cell>
          <table:table-cell office:value-type="float" office:value="-0.0178243261638987">
            <text:p>-0.0178243262</text:p>
          </table:table-cell>
          <table:table-cell office:value-type="float" office:value="-0.00628450315457413">
            <text:p>-0.0062845032</text:p>
          </table:table-cell>
          <table:table-cell office:value-type="float" office:value="0.959474615337322">
            <text:p>0.9594746153</text:p>
          </table:table-cell>
          <table:table-cell office:value-type="float" office:value="0.938237563368621">
            <text:p>0.9382375634</text:p>
          </table:table-cell>
          <table:table-cell office:value-type="float" office:value="0.978081649119594">
            <text:p>0.97808164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901">
            <text:p>10901</text:p>
          </table:table-cell>
          <table:table-cell office:value-type="float" office:value="14414">
            <text:p>14414</text:p>
          </table:table-cell>
          <table:table-cell office:value-type="float" office:value="19926">
            <text:p>19926</text:p>
          </table:table-cell>
          <table:table-cell office:value-type="float" office:value="-70.25">
            <text:p>-70.25</text:p>
          </table:table-cell>
          <table:table-cell office:value-type="float" office:value="-109.875">
            <text:p>-109.875</text:p>
          </table:table-cell>
          <table:table-cell office:value-type="float" office:value="-79.75">
            <text:p>-79.75</text:p>
          </table:table-cell>
          <table:table-cell office:value-type="float" office:value="-0.00644436290248601">
            <text:p>-0.0064443629</text:p>
          </table:table-cell>
          <table:table-cell office:value-type="float" office:value="-0.00762279728042181">
            <text:p>-0.0076227973</text:p>
          </table:table-cell>
          <table:table-cell office:value-type="float" office:value="-0.00400230854160393">
            <text:p>-0.0040023085</text:p>
          </table:table-cell>
          <table:table-cell office:value-type="float" office:value="0.977526128275208">
            <text:p>0.9775261283</text:p>
          </table:table-cell>
          <table:table-cell office:value-type="float" office:value="0.973434099313745">
            <text:p>0.9734340993</text:p>
          </table:table-cell>
          <table:table-cell office:value-type="float" office:value="0.986023316312764">
            <text:p>0.98602331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0834">
            <text:p>10834</text:p>
          </table:table-cell>
          <table:table-cell office:value-type="float" office:value="15019">
            <text:p>15019</text:p>
          </table:table-cell>
          <table:table-cell office:value-type="float" office:value="20891">
            <text:p>20891</text:p>
          </table:table-cell>
          <table:table-cell office:value-type="float" office:value="-101.875">
            <text:p>-101.875</text:p>
          </table:table-cell>
          <table:table-cell office:value-type="float" office:value="-31.5">
            <text:p>-31.5</text:p>
          </table:table-cell>
          <table:table-cell office:value-type="float" office:value="24">
            <text:p>24</text:p>
          </table:table-cell>
          <table:table-cell office:value-type="float" office:value="-0.00940326749123131">
            <text:p>-0.0094032675</text:p>
          </table:table-cell>
          <table:table-cell office:value-type="float" office:value="-0.00209734336507091">
            <text:p>-0.0020973434</text:p>
          </table:table-cell>
          <table:table-cell office:value-type="float" office:value="0.00114882006605715">
            <text:p>0.0011488201</text:p>
          </table:table-cell>
          <table:table-cell office:value-type="float" office:value="0.967261869802133">
            <text:p>0.9672618698</text:p>
          </table:table-cell>
          <table:table-cell office:value-type="float" office:value="0.992667919966666">
            <text:p>0.99266792</text:p>
          </table:table-cell>
          <table:table-cell office:value-type="float" office:value="1.00402345701479">
            <text:p>1.0040234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0710">
            <text:p>10710</text:p>
          </table:table-cell>
          <table:table-cell office:value-type="float" office:value="14930">
            <text:p>14930</text:p>
          </table:table-cell>
          <table:table-cell office:value-type="float" office:value="21133">
            <text:p>21133</text:p>
          </table:table-cell>
          <table:table-cell office:value-type="float" office:value="-86.5">
            <text:p>-86.5</text:p>
          </table:table-cell>
          <table:table-cell office:value-type="float" office:value="-27.25">
            <text:p>-27.25</text:p>
          </table:table-cell>
          <table:table-cell office:value-type="float" office:value="-103.75">
            <text:p>-103.75</text:p>
          </table:table-cell>
          <table:table-cell office:value-type="float" office:value="-0.0080765639589169">
            <text:p>-0.008076564</text:p>
          </table:table-cell>
          <table:table-cell office:value-type="float" office:value="-0.0018251841929002">
            <text:p>-0.0018251842</text:p>
          </table:table-cell>
          <table:table-cell office:value-type="float" office:value="-0.00490938342876071">
            <text:p>-0.0049093834</text:p>
          </table:table-cell>
          <table:table-cell office:value-type="float" office:value="0.97185987867914">
            <text:p>0.9718598787</text:p>
          </table:table-cell>
          <table:table-cell office:value-type="float" office:value="0.993618384667632">
            <text:p>0.9936183847</text:p>
          </table:table-cell>
          <table:table-cell office:value-type="float" office:value="0.982864398008813">
            <text:p>0.982864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7">
            <text:p>917</text:p>
          </table:table-cell>
          <table:table-cell office:value-type="float" office:value="10834">
            <text:p>10834</text:p>
          </table:table-cell>
          <table:table-cell office:value-type="float" office:value="14148">
            <text:p>14148</text:p>
          </table:table-cell>
          <table:table-cell office:value-type="float" office:value="20215">
            <text:p>20215</text:p>
          </table:table-cell>
          <table:table-cell office:value-type="float" office:value="40">
            <text:p>40</text:p>
          </table:table-cell>
          <table:table-cell office:value-type="float" office:value="49.75">
            <text:p>49.75</text:p>
          </table:table-cell>
          <table:table-cell office:value-type="float" office:value="-137.625">
            <text:p>-137.625</text:p>
          </table:table-cell>
          <table:table-cell office:value-type="float" office:value="0.00369208048735462">
            <text:p>0.0036920805</text:p>
          </table:table-cell>
          <table:table-cell office:value-type="float" office:value="0.00351639807746678">
            <text:p>0.0035163981</text:p>
          </table:table-cell>
          <table:table-cell office:value-type="float" office:value="-0.00680806331931734">
            <text:p>-0.0068080633</text:p>
          </table:table-cell>
          <table:table-cell office:value-type="float" office:value="1.01294899936406">
            <text:p>1.0129489994</text:p>
          </table:table-cell>
          <table:table-cell office:value-type="float" office:value="1.01233162877979">
            <text:p>1.0123316288</text:p>
          </table:table-cell>
          <table:table-cell office:value-type="float" office:value="0.976262623845663">
            <text:p>0.9762626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925">
            <text:p>10925</text:p>
          </table:table-cell>
          <table:table-cell office:value-type="float" office:value="14113">
            <text:p>14113</text:p>
          </table:table-cell>
          <table:table-cell office:value-type="float" office:value="19426">
            <text:p>19426</text:p>
          </table:table-cell>
          <table:table-cell office:value-type="float" office:value="-36.75">
            <text:p>-36.75</text:p>
          </table:table-cell>
          <table:table-cell office:value-type="float" office:value="16">
            <text:p>16</text:p>
          </table:table-cell>
          <table:table-cell office:value-type="float" office:value="50.375">
            <text:p>50.375</text:p>
          </table:table-cell>
          <table:table-cell office:value-type="float" office:value="-0.00336384439359268">
            <text:p>-0.0033638444</text:p>
          </table:table-cell>
          <table:table-cell office:value-type="float" office:value="0.00113370651172678">
            <text:p>0.0011337065</text:p>
          </table:table-cell>
          <table:table-cell office:value-type="float" office:value="0.00259317409657161">
            <text:p>0.0025931741</text:p>
          </table:table-cell>
          <table:table-cell office:value-type="float" office:value="0.98824872290267">
            <text:p>0.9882487229</text:p>
          </table:table-cell>
          <table:table-cell office:value-type="float" office:value="1.00397049196033">
            <text:p>1.003970492</text:p>
          </table:table-cell>
          <table:table-cell office:value-type="float" office:value="1.00908928945971">
            <text:p>1.00908928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0640">
            <text:p>10640</text:p>
          </table:table-cell>
          <table:table-cell office:value-type="float" office:value="13850">
            <text:p>13850</text:p>
          </table:table-cell>
          <table:table-cell office:value-type="float" office:value="20232">
            <text:p>20232</text:p>
          </table:table-cell>
          <table:table-cell office:value-type="float" office:value="-102.75">
            <text:p>-102.75</text:p>
          </table:table-cell>
          <table:table-cell office:value-type="float" office:value="-34.125">
            <text:p>-34.125</text:p>
          </table:table-cell>
          <table:table-cell office:value-type="float" office:value="-31">
            <text:p>-31</text:p>
          </table:table-cell>
          <table:table-cell office:value-type="float" office:value="-0.00965695488721804">
            <text:p>-0.0096569549</text:p>
          </table:table-cell>
          <table:table-cell office:value-type="float" office:value="-0.00246389891696751">
            <text:p>-0.0024638989</text:p>
          </table:table-cell>
          <table:table-cell office:value-type="float" office:value="-0.00153222617635429">
            <text:p>-0.0015322262</text:p>
          </table:table-cell>
          <table:table-cell office:value-type="float" office:value="0.966383441179017">
            <text:p>0.9663834412</text:p>
          </table:table-cell>
          <table:table-cell office:value-type="float" office:value="0.991388252554445">
            <text:p>0.9913882526</text:p>
          </table:table-cell>
          <table:table-cell office:value-type="float" office:value="0.994641809908189">
            <text:p>0.9946418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624">
            <text:p>624</text:p>
          </table:table-cell>
          <table:table-cell office:value-type="float" office:value="10650">
            <text:p>10650</text:p>
          </table:table-cell>
          <table:table-cell office:value-type="float" office:value="13750">
            <text:p>13750</text:p>
          </table:table-cell>
          <table:table-cell office:value-type="float" office:value="19983">
            <text:p>19983</text:p>
          </table:table-cell>
          <table:table-cell office:value-type="float" office:value="-82.75">
            <text:p>-82.75</text:p>
          </table:table-cell>
          <table:table-cell office:value-type="float" office:value="-252.5">
            <text:p>-252.5</text:p>
          </table:table-cell>
          <table:table-cell office:value-type="float" office:value="22.75">
            <text:p>22.75</text:p>
          </table:table-cell>
          <table:table-cell office:value-type="float" office:value="-0.00776995305164319">
            <text:p>-0.0077699531</text:p>
          </table:table-cell>
          <table:table-cell office:value-type="float" office:value="-0.0183636363636364">
            <text:p>-0.0183636364</text:p>
          </table:table-cell>
          <table:table-cell office:value-type="float" office:value="0.00113846769754291">
            <text:p>0.0011384677</text:p>
          </table:table-cell>
          <table:table-cell office:value-type="float" office:value="0.972923493773281">
            <text:p>0.9729234938</text:p>
          </table:table-cell>
          <table:table-cell office:value-type="float" office:value="0.936388230082645">
            <text:p>0.9363882301</text:p>
          </table:table-cell>
          <table:table-cell office:value-type="float" office:value="1.00398717731445">
            <text:p>1.0039871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1000">
            <text:p>11000</text:p>
          </table:table-cell>
          <table:table-cell office:value-type="float" office:value="14152">
            <text:p>14152</text:p>
          </table:table-cell>
          <table:table-cell office:value-type="float" office:value="19497">
            <text:p>19497</text:p>
          </table:table-cell>
          <table:table-cell office:value-type="float" office:value="-16.625">
            <text:p>-16.625</text:p>
          </table:table-cell>
          <table:table-cell office:value-type="float" office:value="-108.875">
            <text:p>-108.875</text:p>
          </table:table-cell>
          <table:table-cell office:value-type="float" office:value="-183.5">
            <text:p>-183.5</text:p>
          </table:table-cell>
          <table:table-cell office:value-type="float" office:value="-0.00151136363636364">
            <text:p>-0.0015113636</text:p>
          </table:table-cell>
          <table:table-cell office:value-type="float" office:value="-0.00769325890333522">
            <text:p>-0.0076932589</text:p>
          </table:table-cell>
          <table:table-cell office:value-type="float" office:value="-0.00941170436477407">
            <text:p>-0.0094117044</text:p>
          </table:table-cell>
          <table:table-cell office:value-type="float" office:value="0.994714704344008">
            <text:p>0.9947147043</text:p>
          </table:table-cell>
          <table:table-cell office:value-type="float" office:value="0.973189598854132">
            <text:p>0.9731895989</text:p>
          </table:table-cell>
          <table:table-cell office:value-type="float" office:value="0.967232651874229">
            <text:p>0.9672326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780">
            <text:p>78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0970">
            <text:p>10970</text:p>
          </table:table-cell>
          <table:table-cell office:value-type="float" office:value="14350">
            <text:p>14350</text:p>
          </table:table-cell>
          <table:table-cell office:value-type="float" office:value="19683">
            <text:p>19683</text:p>
          </table:table-cell>
          <table:table-cell office:value-type="float" office:value="10.5">
            <text:p>10.5</text:p>
          </table:table-cell>
          <table:table-cell office:value-type="float" office:value="-229">
            <text:p>-229</text:p>
          </table:table-cell>
          <table:table-cell office:value-type="float" office:value="-281.75">
            <text:p>-281.75</text:p>
          </table:table-cell>
          <table:table-cell office:value-type="float" office:value="0.000957155879671832">
            <text:p>0.0009571559</text:p>
          </table:table-cell>
          <table:table-cell office:value-type="float" office:value="-0.0159581881533101">
            <text:p>-0.0159581882</text:p>
          </table:table-cell>
          <table:table-cell office:value-type="float" office:value="-0.0143143829700757">
            <text:p>-0.014314383</text:p>
          </table:table-cell>
          <table:table-cell office:value-type="float" office:value="1.00335184122771">
            <text:p>1.0033518412</text:p>
          </table:table-cell>
          <table:table-cell office:value-type="float" office:value="0.944645482450922">
            <text:p>0.9446454825</text:p>
          </table:table-cell>
          <table:table-cell office:value-type="float" office:value="0.950301266661971">
            <text:p>0.95030126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440">
            <text:p>10440</text:p>
          </table:table-cell>
          <table:table-cell office:value-type="float" office:value="13645">
            <text:p>13645</text:p>
          </table:table-cell>
          <table:table-cell office:value-type="float" office:value="20286">
            <text:p>20286</text:p>
          </table:table-cell>
          <table:table-cell office:value-type="float" office:value="-128.125">
            <text:p>-128.125</text:p>
          </table:table-cell>
          <table:table-cell office:value-type="float" office:value="-100.25">
            <text:p>-100.25</text:p>
          </table:table-cell>
          <table:table-cell office:value-type="float" office:value="-26.625">
            <text:p>-26.625</text:p>
          </table:table-cell>
          <table:table-cell office:value-type="float" office:value="-0.0122725095785441">
            <text:p>-0.0122725096</text:p>
          </table:table-cell>
          <table:table-cell office:value-type="float" office:value="-0.00734701355807988">
            <text:p>-0.0073470136</text:p>
          </table:table-cell>
          <table:table-cell office:value-type="float" office:value="-0.00131248151434487">
            <text:p>-0.0013124815</text:p>
          </table:table-cell>
          <table:table-cell office:value-type="float" office:value="0.957341420878153">
            <text:p>0.9573414209</text:p>
          </table:table-cell>
          <table:table-cell office:value-type="float" office:value="0.974391250618837">
            <text:p>0.9743912506</text:p>
          </table:table-cell>
          <table:table-cell office:value-type="float" office:value="0.995409691010935">
            <text:p>0.9954096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9950">
            <text:p>9950</text:p>
          </table:table-cell>
          <table:table-cell office:value-type="float" office:value="13752">
            <text:p>13752</text:p>
          </table:table-cell>
          <table:table-cell office:value-type="float" office:value="20081">
            <text:p>20081</text:p>
          </table:table-cell>
          <table:table-cell office:value-type="float" office:value="-30.75">
            <text:p>-30.75</text:p>
          </table:table-cell>
          <table:table-cell office:value-type="float" office:value="-272.625">
            <text:p>-272.625</text:p>
          </table:table-cell>
          <table:table-cell office:value-type="float" office:value="-140.375">
            <text:p>-140.375</text:p>
          </table:table-cell>
          <table:table-cell office:value-type="float" office:value="-0.00309045226130653">
            <text:p>-0.0030904523</text:p>
          </table:table-cell>
          <table:table-cell office:value-type="float" office:value="-0.0198243891797557">
            <text:p>-0.0198243892</text:p>
          </table:table-cell>
          <table:table-cell office:value-type="float" office:value="-0.00699043872317116">
            <text:p>-0.0069904387</text:p>
          </table:table-cell>
          <table:table-cell office:value-type="float" office:value="0.989202136839979">
            <text:p>0.9892021368</text:p>
          </table:table-cell>
          <table:table-cell office:value-type="float" office:value="0.931384930427302">
            <text:p>0.9313849304</text:p>
          </table:table-cell>
          <table:table-cell office:value-type="float" office:value="0.975629242286644">
            <text:p>0.97562924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9965">
            <text:p>9965</text:p>
          </table:table-cell>
          <table:table-cell office:value-type="float" office:value="14050">
            <text:p>14050</text:p>
          </table:table-cell>
          <table:table-cell office:value-type="float" office:value="19476">
            <text:p>19476</text:p>
          </table:table-cell>
          <table:table-cell office:value-type="float" office:value="-51.75">
            <text:p>-51.75</text:p>
          </table:table-cell>
          <table:table-cell office:value-type="float" office:value="82.875">
            <text:p>82.875</text:p>
          </table:table-cell>
          <table:table-cell office:value-type="float" office:value="-411">
            <text:p>-411</text:p>
          </table:table-cell>
          <table:table-cell office:value-type="float" office:value="-0.00519317611640743">
            <text:p>-0.0051931761</text:p>
          </table:table-cell>
          <table:table-cell office:value-type="float" office:value="0.00589857651245552">
            <text:p>0.0058985765</text:p>
          </table:table-cell>
          <table:table-cell office:value-type="float" office:value="-0.0211028958718423">
            <text:p>-0.0211028959</text:p>
          </table:table-cell>
          <table:table-cell office:value-type="float" office:value="0.981876742985799">
            <text:p>0.981876743</text:p>
          </table:table-cell>
          <table:table-cell office:value-type="float" office:value="1.02071321247515">
            <text:p>1.0207132125</text:p>
          </table:table-cell>
          <table:table-cell office:value-type="float" office:value="0.927012715588341">
            <text:p>0.9270127156</text:p>
          </table:table-cell>
          <table:table-cell table:number-columns-repeated="2" office:value-type="float" office:value="0">
            <text:p>0</text:p>
          </table:table-cell>
          <table:table-cell office:value-type="float" office:value="-32.4982637377316">
            <text:p>-32.498263737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501">
            <text:p>9501</text:p>
          </table:table-cell>
          <table:table-cell office:value-type="float" office:value="13908">
            <text:p>13908</text:p>
          </table:table-cell>
          <table:table-cell office:value-type="float" office:value="19778">
            <text:p>19778</text:p>
          </table:table-cell>
          <table:table-cell office:value-type="float" office:value="-212.875">
            <text:p>-212.875</text:p>
          </table:table-cell>
          <table:table-cell office:value-type="float" office:value="58.75">
            <text:p>58.75</text:p>
          </table:table-cell>
          <table:table-cell office:value-type="float" office:value="-298.375">
            <text:p>-298.375</text:p>
          </table:table-cell>
          <table:table-cell office:value-type="float" office:value="-0.0224055362593411">
            <text:p>-0.0224055363</text:p>
          </table:table-cell>
          <table:table-cell office:value-type="float" office:value="0.00422418751797527">
            <text:p>0.0042241875</text:p>
          </table:table-cell>
          <table:table-cell office:value-type="float" office:value="-0.0150862068965517">
            <text:p>-0.0150862069</text:p>
          </table:table-cell>
          <table:table-cell office:value-type="float" office:value="0.922564558880241">
            <text:p>0.9225645589</text:p>
          </table:table-cell>
          <table:table-cell office:value-type="float" office:value="1.01481963008288">
            <text:p>1.0148196301</text:p>
          </table:table-cell>
          <table:table-cell office:value-type="float" office:value="0.947644359393579">
            <text:p>0.9476443594</text:p>
          </table:table-cell>
          <table:table-cell office:value-type="float" office:value="-30.5885419937667">
            <text:p>-30.58854199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926">
            <text:p>9926</text:p>
          </table:table-cell>
          <table:table-cell office:value-type="float" office:value="13470">
            <text:p>13470</text:p>
          </table:table-cell>
          <table:table-cell office:value-type="float" office:value="18284">
            <text:p>18284</text:p>
          </table:table-cell>
          <table:table-cell office:value-type="float" office:value="-147.5">
            <text:p>-147.5</text:p>
          </table:table-cell>
          <table:table-cell office:value-type="float" office:value="-144.25">
            <text:p>-144.25</text:p>
          </table:table-cell>
          <table:table-cell office:value-type="float" office:value="-378.875">
            <text:p>-378.875</text:p>
          </table:table-cell>
          <table:table-cell office:value-type="float" office:value="-0.0148599637316139">
            <text:p>-0.0148599637</text:p>
          </table:table-cell>
          <table:table-cell office:value-type="float" office:value="-0.0107089829250186">
            <text:p>-0.0107089829</text:p>
          </table:table-cell>
          <table:table-cell office:value-type="float" office:value="-0.0207216692189893">
            <text:p>-0.0207216692</text:p>
          </table:table-cell>
          <table:table-cell office:value-type="float" office:value="0.948422931242677">
            <text:p>0.9484229312</text:p>
          </table:table-cell>
          <table:table-cell office:value-type="float" office:value="0.9627433371004">
            <text:p>0.9627433371</text:p>
          </table:table-cell>
          <table:table-cell office:value-type="float" office:value="0.928315757380971">
            <text:p>0.9283157574</text:p>
          </table:table-cell>
          <table:table-cell table:number-columns-repeated="2" office:value-type="float" office:value="0">
            <text:p>0</text:p>
          </table:table-cell>
          <table:table-cell office:value-type="float" office:value="-33.1025713815637">
            <text:p>-33.10257138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290">
            <text:p>9290</text:p>
          </table:table-cell>
          <table:table-cell office:value-type="float" office:value="12748">
            <text:p>12748</text:p>
          </table:table-cell>
          <table:table-cell office:value-type="float" office:value="18594">
            <text:p>18594</text:p>
          </table:table-cell>
          <table:table-cell office:value-type="float" office:value="-121.25">
            <text:p>-121.25</text:p>
          </table:table-cell>
          <table:table-cell office:value-type="float" office:value="-350.125">
            <text:p>-350.125</text:p>
          </table:table-cell>
          <table:table-cell office:value-type="float" office:value="-424.875">
            <text:p>-424.875</text:p>
          </table:table-cell>
          <table:table-cell office:value-type="float" office:value="-0.0130516684607104">
            <text:p>-0.0130516685</text:p>
          </table:table-cell>
          <table:table-cell office:value-type="float" office:value="-0.0274650925635394">
            <text:p>-0.0274650926</text:p>
          </table:table-cell>
          <table:table-cell office:value-type="float" office:value="-0.022850112939658">
            <text:p>-0.0228501129</text:p>
          </table:table-cell>
          <table:table-cell office:value-type="float" office:value="0.954653038644746">
            <text:p>0.9546530386</text:p>
          </table:table-cell>
          <table:table-cell office:value-type="float" office:value="0.905350665394279">
            <text:p>0.9053506654</text:p>
          </table:table-cell>
          <table:table-cell office:value-type="float" office:value="0.921047974927453">
            <text:p>0.9210479749</text:p>
          </table:table-cell>
          <table:table-cell office:value-type="float" office:value="0">
            <text:p>0</text:p>
          </table:table-cell>
          <table:table-cell office:value-type="float" office:value="-24.8892051751832">
            <text:p>-24.8892051752</text:p>
          </table:table-cell>
          <table:table-cell office:value-type="float" office:value="-29.9866100343949">
            <text:p>-29.986610034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9233">
            <text:p>9233</text:p>
          </table:table-cell>
          <table:table-cell office:value-type="float" office:value="13475">
            <text:p>13475</text:p>
          </table:table-cell>
          <table:table-cell office:value-type="float" office:value="19476">
            <text:p>19476</text:p>
          </table:table-cell>
          <table:table-cell office:value-type="float" office:value="-166.25">
            <text:p>-166.25</text:p>
          </table:table-cell>
          <table:table-cell office:value-type="float" office:value="-295.375">
            <text:p>-295.375</text:p>
          </table:table-cell>
          <table:table-cell office:value-type="float" office:value="-411">
            <text:p>-411</text:p>
          </table:table-cell>
          <table:table-cell office:value-type="float" office:value="-0.0180060652009098">
            <text:p>-0.0180060652</text:p>
          </table:table-cell>
          <table:table-cell office:value-type="float" office:value="-0.0219202226345083">
            <text:p>-0.0219202226</text:p>
          </table:table-cell>
          <table:table-cell office:value-type="float" office:value="-0.0211028958718423">
            <text:p>-0.0211028959</text:p>
          </table:table-cell>
          <table:table-cell office:value-type="float" office:value="0.937614239829494">
            <text:p>0.9376142398</text:p>
          </table:table-cell>
          <table:table-cell office:value-type="float" office:value="0.9242209932535">
            <text:p>0.9242209933</text:p>
          </table:table-cell>
          <table:table-cell office:value-type="float" office:value="0.927012715588341">
            <text:p>0.9270127156</text:p>
          </table:table-cell>
          <table:table-cell office:value-type="float" office:value="0">
            <text:p>0</text:p>
          </table:table-cell>
          <table:table-cell office:value-type="float" office:value="-31.2735029521617">
            <text:p>-31.2735029522</text:p>
          </table:table-cell>
          <table:table-cell office:value-type="float" office:value="-32.4982637377316">
            <text:p>-32.498263737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9060">
            <text:p>9060</text:p>
          </table:table-cell>
          <table:table-cell office:value-type="float" office:value="12763">
            <text:p>12763</text:p>
          </table:table-cell>
          <table:table-cell office:value-type="float" office:value="19703">
            <text:p>19703</text:p>
          </table:table-cell>
          <table:table-cell office:value-type="float" office:value="-270">
            <text:p>-270</text:p>
          </table:table-cell>
          <table:table-cell office:value-type="float" office:value="-148.5">
            <text:p>-148.5</text:p>
          </table:table-cell>
          <table:table-cell office:value-type="float" office:value="-322.875">
            <text:p>-322.875</text:p>
          </table:table-cell>
          <table:table-cell office:value-type="float" office:value="-0.0298013245033113">
            <text:p>-0.0298013245</text:p>
          </table:table-cell>
          <table:table-cell office:value-type="float" office:value="-0.0116351954869545">
            <text:p>-0.0116351955</text:p>
          </table:table-cell>
          <table:table-cell office:value-type="float" office:value="-0.0163870984114094">
            <text:p>-0.0163870984</text:p>
          </table:table-cell>
          <table:table-cell office:value-type="float" office:value="0.897436077365028">
            <text:p>0.8974360774</text:p>
          </table:table-cell>
          <table:table-cell office:value-type="float" office:value="0.959542156232738">
            <text:p>0.9595421562</text:p>
          </table:table-cell>
          <table:table-cell office:value-type="float" office:value="0.943171488068984">
            <text:p>0.9431714881</text:p>
          </table:table-cell>
          <table:table-cell office:value-type="float" office:value="-22.9106175986809">
            <text:p>-22.9106175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756">
            <text:p>756</text:p>
          </table:table-cell>
          <table:table-cell office:value-type="float" office:value="8700">
            <text:p>8700</text:p>
          </table:table-cell>
          <table:table-cell office:value-type="float" office:value="12498">
            <text:p>12498</text:p>
          </table:table-cell>
          <table:table-cell office:value-type="float" office:value="18015">
            <text:p>18015</text:p>
          </table:table-cell>
          <table:table-cell office:value-type="float" office:value="-148.875">
            <text:p>-148.875</text:p>
          </table:table-cell>
          <table:table-cell office:value-type="float" office:value="-280">
            <text:p>-280</text:p>
          </table:table-cell>
          <table:table-cell office:value-type="float" office:value="-296">
            <text:p>-296</text:p>
          </table:table-cell>
          <table:table-cell office:value-type="float" office:value="-0.0171120689655172">
            <text:p>-0.017112069</text:p>
          </table:table-cell>
          <table:table-cell office:value-type="float" office:value="-0.0224035845735318">
            <text:p>-0.0224035846</text:p>
          </table:table-cell>
          <table:table-cell office:value-type="float" office:value="-0.0164307521509853">
            <text:p>-0.0164307522</text:p>
          </table:table-cell>
          <table:table-cell office:value-type="float" office:value="0.94068169151308">
            <text:p>0.9406816915</text:p>
          </table:table-cell>
          <table:table-cell office:value-type="float" office:value="0.922571218372056">
            <text:p>0.9225712184</text:p>
          </table:table-cell>
          <table:table-cell office:value-type="float" office:value="0.943021507919396">
            <text:p>0.9430215079</text:p>
          </table:table-cell>
          <table:table-cell office:value-type="float" office:value="0">
            <text:p>0</text:p>
          </table:table-cell>
          <table:table-cell office:value-type="float" office:value="-30.5912371323023">
            <text:p>-30.5912371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484">
            <text:p>8484</text:p>
          </table:table-cell>
          <table:table-cell office:value-type="float" office:value="11990">
            <text:p>11990</text:p>
          </table:table-cell>
          <table:table-cell office:value-type="float" office:value="17931">
            <text:p>17931</text:p>
          </table:table-cell>
          <table:table-cell office:value-type="float" office:value="-52.5">
            <text:p>-52.5</text:p>
          </table:table-cell>
          <table:table-cell office:value-type="float" office:value="-122.5">
            <text:p>-122.5</text:p>
          </table:table-cell>
          <table:table-cell office:value-type="float" office:value="-343.75">
            <text:p>-343.75</text:p>
          </table:table-cell>
          <table:table-cell office:value-type="float" office:value="-0.00618811881188119">
            <text:p>-0.0061881188</text:p>
          </table:table-cell>
          <table:table-cell office:value-type="float" office:value="-0.0102168473728107">
            <text:p>-0.0102168474</text:p>
          </table:table-cell>
          <table:table-cell office:value-type="float" office:value="-0.019170709943673">
            <text:p>-0.0191707099</text:p>
          </table:table-cell>
          <table:table-cell office:value-type="float" office:value="0.978416638074699">
            <text:p>0.9784166381</text:p>
          </table:table-cell>
          <table:table-cell office:value-type="float" office:value="0.964445626776832">
            <text:p>0.9644456268</text:p>
          </table:table-cell>
          <table:table-cell office:value-type="float" office:value="0.933622846791844">
            <text:p>0.9336228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382">
            <text:p>8382</text:p>
          </table:table-cell>
          <table:table-cell office:value-type="float" office:value="12080">
            <text:p>12080</text:p>
          </table:table-cell>
          <table:table-cell office:value-type="float" office:value="18824">
            <text:p>18824</text:p>
          </table:table-cell>
          <table:table-cell office:value-type="float" office:value="-283.25">
            <text:p>-283.25</text:p>
          </table:table-cell>
          <table:table-cell office:value-type="float" office:value="-83.5">
            <text:p>-83.5</text:p>
          </table:table-cell>
          <table:table-cell office:value-type="float" office:value="-292.125">
            <text:p>-292.125</text:p>
          </table:table-cell>
          <table:table-cell office:value-type="float" office:value="-0.0337926509186352">
            <text:p>-0.0337926509</text:p>
          </table:table-cell>
          <table:table-cell office:value-type="float" office:value="-0.00691225165562914">
            <text:p>-0.0069122517</text:p>
          </table:table-cell>
          <table:table-cell office:value-type="float" office:value="-0.0155187526561836">
            <text:p>-0.0155187527</text:p>
          </table:table-cell>
          <table:table-cell office:value-type="float" office:value="0.88396393056675">
            <text:p>0.8839639306</text:p>
          </table:table-cell>
          <table:table-cell office:value-type="float" office:value="0.975900766482282">
            <text:p>0.9759007665</text:p>
          </table:table-cell>
          <table:table-cell office:value-type="float" office:value="0.946156395804005">
            <text:p>0.9461563958</text:p>
          </table:table-cell>
          <table:table-cell office:value-type="float" office:value="-20.1632136429518">
            <text:p>-20.163213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8401">
            <text:p>8401</text:p>
          </table:table-cell>
          <table:table-cell office:value-type="float" office:value="11635">
            <text:p>11635</text:p>
          </table:table-cell>
          <table:table-cell office:value-type="float" office:value="17334">
            <text:p>17334</text:p>
          </table:table-cell>
          <table:table-cell office:value-type="float" office:value="-135.375">
            <text:p>-135.375</text:p>
          </table:table-cell>
          <table:table-cell office:value-type="float" office:value="-332.75">
            <text:p>-332.75</text:p>
          </table:table-cell>
          <table:table-cell office:value-type="float" office:value="-261.625">
            <text:p>-261.625</text:p>
          </table:table-cell>
          <table:table-cell office:value-type="float" office:value="-0.0161141530770146">
            <text:p>-0.0161141531</text:p>
          </table:table-cell>
          <table:table-cell office:value-type="float" office:value="-0.0285990545767082">
            <text:p>-0.0285990546</text:p>
          </table:table-cell>
          <table:table-cell office:value-type="float" office:value="-0.015093169493481">
            <text:p>-0.0150931695</text:p>
          </table:table-cell>
          <table:table-cell office:value-type="float" office:value="0.944109409452052">
            <text:p>0.9441094095</text:p>
          </table:table-cell>
          <table:table-cell office:value-type="float" office:value="0.901506404589977">
            <text:p>0.9015064046</text:p>
          </table:table-cell>
          <table:table-cell office:value-type="float" office:value="0.94762040215292">
            <text:p>0.9476204022</text:p>
          </table:table-cell>
          <table:table-cell office:value-type="float" office:value="0">
            <text:p>0</text:p>
          </table:table-cell>
          <table:table-cell office:value-type="float" office:value="-23.8884669962323">
            <text:p>-23.8884669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590">
            <text:p>8590</text:p>
          </table:table-cell>
          <table:table-cell office:value-type="float" office:value="11281">
            <text:p>11281</text:p>
          </table:table-cell>
          <table:table-cell office:value-type="float" office:value="16063">
            <text:p>16063</text:p>
          </table:table-cell>
          <table:table-cell office:value-type="float" office:value="-119.375">
            <text:p>-119.375</text:p>
          </table:table-cell>
          <table:table-cell office:value-type="float" office:value="-179.625">
            <text:p>-179.625</text:p>
          </table:table-cell>
          <table:table-cell office:value-type="float" office:value="-338">
            <text:p>-338</text:p>
          </table:table-cell>
          <table:table-cell office:value-type="float" office:value="-0.0138969732246799">
            <text:p>-0.0138969732</text:p>
          </table:table-cell>
          <table:table-cell office:value-type="float" office:value="-0.0159227905327542">
            <text:p>-0.0159227905</text:p>
          </table:table-cell>
          <table:table-cell office:value-type="float" office:value="-0.0210421465479674">
            <text:p>-0.0210421465</text:p>
          </table:table-cell>
          <table:table-cell office:value-type="float" office:value="0.951739120408643">
            <text:p>0.9517391204</text:p>
          </table:table-cell>
          <table:table-cell office:value-type="float" office:value="0.944767162241726">
            <text:p>0.9447671622</text:p>
          </table:table-cell>
          <table:table-cell office:value-type="float" office:value="0.927220320067553">
            <text:p>0.9272203201</text:p>
          </table:table-cell>
          <table:table-cell table:number-columns-repeated="2" office:value-type="float" office:value="0">
            <text:p>0</text:p>
          </table:table-cell>
          <table:table-cell office:value-type="float" office:value="-32.5930949339362">
            <text:p>-32.593094933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205">
            <text:p>8205</text:p>
          </table:table-cell>
          <table:table-cell office:value-type="float" office:value="12096">
            <text:p>12096</text:p>
          </table:table-cell>
          <table:table-cell office:value-type="float" office:value="17227">
            <text:p>17227</text:p>
          </table:table-cell>
          <table:table-cell office:value-type="float" office:value="-57.75">
            <text:p>-57.75</text:p>
          </table:table-cell>
          <table:table-cell office:value-type="float" office:value="-81.5">
            <text:p>-81.5</text:p>
          </table:table-cell>
          <table:table-cell office:value-type="float" office:value="-246">
            <text:p>-246</text:p>
          </table:table-cell>
          <table:table-cell office:value-type="float" office:value="-0.00703839122486289">
            <text:p>-0.0070383912</text:p>
          </table:table-cell>
          <table:table-cell office:value-type="float" office:value="-0.00673776455026455">
            <text:p>-0.0067377646</text:p>
          </table:table-cell>
          <table:table-cell office:value-type="float" office:value="-0.0142799094444767">
            <text:p>-0.0142799094</text:p>
          </table:table-cell>
          <table:table-cell office:value-type="float" office:value="0.975462727057007">
            <text:p>0.9754627271</text:p>
          </table:table-cell>
          <table:table-cell office:value-type="float" office:value="0.976506803117498">
            <text:p>0.9765068031</text:p>
          </table:table-cell>
          <table:table-cell office:value-type="float" office:value="0.950419991939267">
            <text:p>0.950419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8082">
            <text:p>8082</text:p>
          </table:table-cell>
          <table:table-cell office:value-type="float" office:value="11570">
            <text:p>11570</text:p>
          </table:table-cell>
          <table:table-cell office:value-type="float" office:value="18025">
            <text:p>18025</text:p>
          </table:table-cell>
          <table:table-cell office:value-type="float" office:value="-192.75">
            <text:p>-192.75</text:p>
          </table:table-cell>
          <table:table-cell office:value-type="float" office:value="-42.25">
            <text:p>-42.25</text:p>
          </table:table-cell>
          <table:table-cell office:value-type="float" office:value="-328.125">
            <text:p>-328.125</text:p>
          </table:table-cell>
          <table:table-cell office:value-type="float" office:value="-0.0238492947290275">
            <text:p>-0.0238492947</text:p>
          </table:table-cell>
          <table:table-cell office:value-type="float" office:value="-0.00365168539325843">
            <text:p>-0.0036516854</text:p>
          </table:table-cell>
          <table:table-cell office:value-type="float" office:value="-0.0182038834951456">
            <text:p>-0.0182038835</text:p>
          </table:table-cell>
          <table:table-cell office:value-type="float" office:value="0.917642294612185">
            <text:p>0.9176422946</text:p>
          </table:table-cell>
          <table:table-cell office:value-type="float" office:value="0.98724523734377">
            <text:p>0.9872452373</text:p>
          </table:table-cell>
          <table:table-cell office:value-type="float" office:value="0.936935915260628">
            <text:p>0.9369359153</text:p>
          </table:table-cell>
          <table:table-cell office:value-type="float" office:value="-28.7156664509325">
            <text:p>-28.7156664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59">
            <text:p>1059</text:p>
          </table:table-cell>
          <table:table-cell office:value-type="float" office:value="8330">
            <text:p>8330</text:p>
          </table:table-cell>
          <table:table-cell office:value-type="float" office:value="10847">
            <text:p>10847</text:p>
          </table:table-cell>
          <table:table-cell office:value-type="float" office:value="16482">
            <text:p>16482</text:p>
          </table:table-cell>
          <table:table-cell office:value-type="float" office:value="-173.5">
            <text:p>-173.5</text:p>
          </table:table-cell>
          <table:table-cell office:value-type="float" office:value="121.25">
            <text:p>121.25</text:p>
          </table:table-cell>
          <table:table-cell office:value-type="float" office:value="-248.75">
            <text:p>-248.75</text:p>
          </table:table-cell>
          <table:table-cell office:value-type="float" office:value="-0.020828331332533">
            <text:p>-0.0208283313</text:p>
          </table:table-cell>
          <table:table-cell office:value-type="float" office:value="0.0111782059555637">
            <text:p>0.011178206</text:p>
          </table:table-cell>
          <table:table-cell office:value-type="float" office:value="-0.0150922218177406">
            <text:p>-0.0150922218</text:p>
          </table:table-cell>
          <table:table-cell office:value-type="float" office:value="0.927951126332886">
            <text:p>0.9279511263</text:p>
          </table:table-cell>
          <table:table-cell office:value-type="float" office:value="1.03936862732971">
            <text:p>1.0393686273</text:p>
          </table:table-cell>
          <table:table-cell office:value-type="float" office:value="0.947623662950324">
            <text:p>0.947623663</text:p>
          </table:table-cell>
          <table:table-cell office:value-type="float" office:value="-32.9312654572742">
            <text:p>-32.9312654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86">
            <text:p>10986</text:p>
          </table:table-cell>
          <table:table-cell office:value-type="float" office:value="15389">
            <text:p>15389</text:p>
          </table:table-cell>
          <table:table-cell office:value-type="float" office:value="178.5">
            <text:p>178.5</text:p>
          </table:table-cell>
          <table:table-cell office:value-type="float" office:value="-122.75">
            <text:p>-122.75</text:p>
          </table:table-cell>
          <table:table-cell office:value-type="float" office:value="-121">
            <text:p>-121</text:p>
          </table:table-cell>
          <table:table-cell office:value-type="float" office:value="0.0219773454814085">
            <text:p>0.0219773455</text:p>
          </table:table-cell>
          <table:table-cell office:value-type="float" office:value="-0.0111733114873475">
            <text:p>-0.0111733115</text:p>
          </table:table-cell>
          <table:table-cell office:value-type="float" office:value="-0.00786275911365261">
            <text:p>-0.0078627591</text:p>
          </table:table-cell>
          <table:table-cell office:value-type="float" office:value="1.07786739646517">
            <text:p>1.0778673965</text:p>
          </table:table-cell>
          <table:table-cell office:value-type="float" office:value="0.961138101857887">
            <text:p>0.9611381019</text:p>
          </table:table-cell>
          <table:table-cell office:value-type="float" office:value="0.972601516144739">
            <text:p>0.9726015161</text:p>
          </table:table-cell>
          <table:table-cell office:value-type="float" office:value="31.8844853973842">
            <text:p>31.88448539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000">
            <text:p>8000</text:p>
          </table:table-cell>
          <table:table-cell office:value-type="float" office:value="10655">
            <text:p>10655</text:p>
          </table:table-cell>
          <table:table-cell office:value-type="float" office:value="16507">
            <text:p>16507</text:p>
          </table:table-cell>
          <table:table-cell office:value-type="float" office:value="29.25">
            <text:p>29.25</text:p>
          </table:table-cell>
          <table:table-cell office:value-type="float" office:value="-66.375">
            <text:p>-66.375</text:p>
          </table:table-cell>
          <table:table-cell office:value-type="float" office:value="-109.625">
            <text:p>-109.625</text:p>
          </table:table-cell>
          <table:table-cell office:value-type="float" office:value="0.00365625">
            <text:p>0.00365625</text:p>
          </table:table-cell>
          <table:table-cell office:value-type="float" office:value="-0.00622946973251994">
            <text:p>-0.0062294697</text:p>
          </table:table-cell>
          <table:table-cell office:value-type="float" office:value="-0.00664112194826437">
            <text:p>-0.0066411219</text:p>
          </table:table-cell>
          <table:table-cell office:value-type="float" office:value="1.01282307660156">
            <text:p>1.0128230766</text:p>
          </table:table-cell>
          <table:table-cell office:value-type="float" office:value="0.978272916270751">
            <text:p>0.9782729163</text:p>
          </table:table-cell>
          <table:table-cell office:value-type="float" office:value="0.976842518002509">
            <text:p>0.976842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8082">
            <text:p>8082</text:p>
          </table:table-cell>
          <table:table-cell office:value-type="float" office:value="10499">
            <text:p>10499</text:p>
          </table:table-cell>
          <table:table-cell office:value-type="float" office:value="15560">
            <text:p>15560</text:p>
          </table:table-cell>
          <table:table-cell office:value-type="float" office:value="-192.75">
            <text:p>-192.75</text:p>
          </table:table-cell>
          <table:table-cell office:value-type="float" office:value="-255.25">
            <text:p>-255.25</text:p>
          </table:table-cell>
          <table:table-cell office:value-type="float" office:value="-13.75">
            <text:p>-13.75</text:p>
          </table:table-cell>
          <table:table-cell office:value-type="float" office:value="-0.0238492947290275">
            <text:p>-0.0238492947</text:p>
          </table:table-cell>
          <table:table-cell office:value-type="float" office:value="-0.0243118392227831">
            <text:p>-0.0243118392</text:p>
          </table:table-cell>
          <table:table-cell office:value-type="float" office:value="-0.000883676092544987">
            <text:p>-0.0008836761</text:p>
          </table:table-cell>
          <table:table-cell office:value-type="float" office:value="0.917642294612185">
            <text:p>0.9176422946</text:p>
          </table:table-cell>
          <table:table-cell office:value-type="float" office:value="0.916067051151992">
            <text:p>0.9160670512</text:p>
          </table:table-cell>
          <table:table-cell office:value-type="float" office:value="0.996908664207628">
            <text:p>0.9969086642</text:p>
          </table:table-cell>
          <table:table-cell office:value-type="float" office:value="-28.7156664509325">
            <text:p>-28.7156664509</text:p>
          </table:table-cell>
          <table:table-cell office:value-type="float" office:value="-28.1626893825272">
            <text:p>-28.1626893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602">
            <text:p>10602</text:p>
          </table:table-cell>
          <table:table-cell office:value-type="float" office:value="16139">
            <text:p>16139</text:p>
          </table:table-cell>
          <table:table-cell office:value-type="float" office:value="-190.25">
            <text:p>-190.25</text:p>
          </table:table-cell>
          <table:table-cell office:value-type="float" office:value="80.625">
            <text:p>80.625</text:p>
          </table:table-cell>
          <table:table-cell office:value-type="float" office:value="242.25">
            <text:p>242.25</text:p>
          </table:table-cell>
          <table:table-cell office:value-type="float" office:value="-0.024033602829712">
            <text:p>-0.0240336028</text:p>
          </table:table-cell>
          <table:table-cell office:value-type="float" office:value="0.00760469722693831">
            <text:p>0.0076046972</text:p>
          </table:table-cell>
          <table:table-cell office:value-type="float" office:value="0.0150102236817647">
            <text:p>0.0150102237</text:p>
          </table:table-cell>
          <table:table-cell office:value-type="float" office:value="0.917014513663362">
            <text:p>0.9170145137</text:p>
          </table:table-cell>
          <table:table-cell office:value-type="float" office:value="1.02672978987731">
            <text:p>1.0267297899</text:p>
          </table:table-cell>
          <table:table-cell office:value-type="float" office:value="1.05297738424353">
            <text:p>1.0529773842</text:p>
          </table:table-cell>
          <table:table-cell office:value-type="float" office:value="-28.4927733038681">
            <text:p>-28.49277330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86">
            <text:p>10986</text:p>
          </table:table-cell>
          <table:table-cell office:value-type="float" office:value="17724">
            <text:p>17724</text:p>
          </table:table-cell>
          <table:table-cell office:value-type="float" office:value="98.625">
            <text:p>98.625</text:p>
          </table:table-cell>
          <table:table-cell office:value-type="float" office:value="-122.75">
            <text:p>-122.75</text:p>
          </table:table-cell>
          <table:table-cell office:value-type="float" office:value="274.375">
            <text:p>274.375</text:p>
          </table:table-cell>
          <table:table-cell office:value-type="float" office:value="0.0125636942675159">
            <text:p>0.0125636943</text:p>
          </table:table-cell>
          <table:table-cell office:value-type="float" office:value="-0.0111733114873475">
            <text:p>-0.0111733115</text:p>
          </table:table-cell>
          <table:table-cell office:value-type="float" office:value="0.0154804220266306">
            <text:p>0.015480422</text:p>
          </table:table-cell>
          <table:table-cell office:value-type="float" office:value="1.04428230890705">
            <text:p>1.0442823089</text:p>
          </table:table-cell>
          <table:table-cell office:value-type="float" office:value="0.961138101857887">
            <text:p>0.9611381019</text:p>
          </table:table-cell>
          <table:table-cell office:value-type="float" office:value="1.05465117828681">
            <text:p>1.05465117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1860">
            <text:p>11860</text:p>
          </table:table-cell>
          <table:table-cell office:value-type="float" office:value="17008">
            <text:p>17008</text:p>
          </table:table-cell>
          <table:table-cell office:value-type="float" office:value="23">
            <text:p>23</text:p>
          </table:table-cell>
          <table:table-cell office:value-type="float" office:value="-121.5">
            <text:p>-121.5</text:p>
          </table:table-cell>
          <table:table-cell office:value-type="float" office:value="275">
            <text:p>275</text:p>
          </table:table-cell>
          <table:table-cell office:value-type="float" office:value="0.00293068297655454">
            <text:p>0.002930683</text:p>
          </table:table-cell>
          <table:table-cell office:value-type="float" office:value="-0.0102445193929174">
            <text:p>-0.0102445194</text:p>
          </table:table-cell>
          <table:table-cell office:value-type="float" office:value="0.0161688617121355">
            <text:p>0.0161688617</text:p>
          </table:table-cell>
          <table:table-cell office:value-type="float" office:value="1.01027422466725">
            <text:p>1.0102742247</text:p>
          </table:table-cell>
          <table:table-cell office:value-type="float" office:value="0.964349884472869">
            <text:p>0.9643498845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0970">
            <text:p>10970</text:p>
          </table:table-cell>
          <table:table-cell office:value-type="float" office:value="16665">
            <text:p>16665</text:p>
          </table:table-cell>
          <table:table-cell office:value-type="float" office:value="6">
            <text:p>6</text:p>
          </table:table-cell>
          <table:table-cell office:value-type="float" office:value="-60.625">
            <text:p>-60.625</text:p>
          </table:table-cell>
          <table:table-cell office:value-type="float" office:value="443.875">
            <text:p>443.875</text:p>
          </table:table-cell>
          <table:table-cell office:value-type="float" office:value="0.000754527162977867">
            <text:p>0.0007545272</text:p>
          </table:table-cell>
          <table:table-cell office:value-type="float" office:value="-0.00552643573381951">
            <text:p>-0.0055264357</text:p>
          </table:table-cell>
          <table:table-cell office:value-type="float" office:value="0.0266351635163516">
            <text:p>0.0266351635</text:p>
          </table:table-cell>
          <table:table-cell office:value-type="float" office:value="1.00264196092045">
            <text:p>1.0026419609</text:p>
          </table:table-cell>
          <table:table-cell office:value-type="float" office:value="0.980717336255795">
            <text:p>0.9807173363</text:p>
          </table:table-cell>
          <table:table-cell office:value-type="float" office:value="1.09461355890089">
            <text:p>1.0946135589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88181481896">
            <text:p>26.36881814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04">
            <text:p>7804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52.375">
            <text:p>52.375</text:p>
          </table:table-cell>
          <table:table-cell office:value-type="float" office:value="147.375">
            <text:p>147.375</text:p>
          </table:table-cell>
          <table:table-cell office:value-type="float" office:value="423.375">
            <text:p>423.375</text:p>
          </table:table-cell>
          <table:table-cell office:value-type="float" office:value="0.00671130189646335">
            <text:p>0.0067113019</text:p>
          </table:table-cell>
          <table:table-cell office:value-type="float" office:value="0.0130848796945752">
            <text:p>0.0130848797</text:p>
          </table:table-cell>
          <table:table-cell office:value-type="float" office:value="0.0251829050678087">
            <text:p>0.0251829051</text:p>
          </table:table-cell>
          <table:table-cell office:value-type="float" office:value="1.02357783812099">
            <text:p>1.0235778381</text:p>
          </table:table-cell>
          <table:table-cell office:value-type="float" office:value="1.04613265852119">
            <text:p>1.0461326585</text:p>
          </table:table-cell>
          <table:table-cell office:value-type="float" office:value="1.08938315800433">
            <text:p>1.089383158</text:p>
          </table:table-cell>
          <table:table-cell table:number-columns-repeated="2" office:value-type="float" office:value="0">
            <text:p>0</text:p>
          </table:table-cell>
          <table:table-cell office:value-type="float" office:value="27.8696493082226">
            <text:p>27.86964930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158">
            <text:p>12158</text:p>
          </table:table-cell>
          <table:table-cell office:value-type="float" office:value="17503">
            <text:p>17503</text:p>
          </table:table-cell>
          <table:table-cell office:value-type="float" office:value="94.25">
            <text:p>94.25</text:p>
          </table:table-cell>
          <table:table-cell office:value-type="float" office:value="171.625">
            <text:p>171.625</text:p>
          </table:table-cell>
          <table:table-cell office:value-type="float" office:value="269.25">
            <text:p>269.25</text:p>
          </table:table-cell>
          <table:table-cell office:value-type="float" office:value="0.0123768877216021">
            <text:p>0.0123768877</text:p>
          </table:table-cell>
          <table:table-cell office:value-type="float" office:value="0.014116219772989">
            <text:p>0.0141162198</text:p>
          </table:table-cell>
          <table:table-cell office:value-type="float" office:value="0.015383077186768">
            <text:p>0.0153830772</text:p>
          </table:table-cell>
          <table:table-cell office:value-type="float" office:value="1.04361935423097">
            <text:p>1.0436193542</text:p>
          </table:table-cell>
          <table:table-cell office:value-type="float" office:value="1.04979733382039">
            <text:p>1.0497973338</text:p>
          </table:table-cell>
          <table:table-cell office:value-type="float" office:value="1.05430458271861">
            <text:p>1.0543045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752">
            <text:p>7752</text:p>
          </table:table-cell>
          <table:table-cell office:value-type="float" office:value="11995">
            <text:p>11995</text:p>
          </table:table-cell>
          <table:table-cell office:value-type="float" office:value="16821">
            <text:p>16821</text:p>
          </table:table-cell>
          <table:table-cell office:value-type="float" office:value="-1.375">
            <text:p>-1.375</text:p>
          </table:table-cell>
          <table:table-cell office:value-type="float" office:value="162.375">
            <text:p>162.375</text:p>
          </table:table-cell>
          <table:table-cell office:value-type="float" office:value="317.625">
            <text:p>317.625</text:p>
          </table:table-cell>
          <table:table-cell office:value-type="float" office:value="-0.000177373581011352">
            <text:p>-0.0001773736</text:p>
          </table:table-cell>
          <table:table-cell office:value-type="float" office:value="0.0135368903709879">
            <text:p>0.0135368904</text:p>
          </table:table-cell>
          <table:table-cell office:value-type="float" office:value="0.0188826466916355">
            <text:p>0.0188826467</text:p>
          </table:table-cell>
          <table:table-cell office:value-type="float" office:value="0.999379254130779">
            <text:p>0.9993792541</text:p>
          </table:table-cell>
          <table:table-cell office:value-type="float" office:value="1.04773828120425">
            <text:p>1.0477382812</text:p>
          </table:table-cell>
          <table:table-cell office:value-type="float" office:value="1.06678810993904">
            <text:p>1.0667881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679">
            <text:p>11679</text:p>
          </table:table-cell>
          <table:table-cell office:value-type="float" office:value="17975">
            <text:p>17975</text:p>
          </table:table-cell>
          <table:table-cell office:value-type="float" office:value="41.125">
            <text:p>41.125</text:p>
          </table:table-cell>
          <table:table-cell office:value-type="float" office:value="284">
            <text:p>284</text:p>
          </table:table-cell>
          <table:table-cell office:value-type="float" office:value="-105.125">
            <text:p>-105.125</text:p>
          </table:table-cell>
          <table:table-cell office:value-type="float" office:value="0.00541545957334738">
            <text:p>0.0054154596</text:p>
          </table:table-cell>
          <table:table-cell office:value-type="float" office:value="0.0243171504409624">
            <text:p>0.0243171504</text:p>
          </table:table-cell>
          <table:table-cell office:value-type="float" office:value="-0.00584840055632823">
            <text:p>-0.0058484006</text:p>
          </table:table-cell>
          <table:table-cell office:value-type="float" office:value="1.0190115898234">
            <text:p>1.0190115898</text:p>
          </table:table-cell>
          <table:table-cell office:value-type="float" office:value="1.08626902120228">
            <text:p>1.0862690212</text:p>
          </table:table-cell>
          <table:table-cell office:value-type="float" office:value="0.979597637479423">
            <text:p>0.9795976375</text:p>
          </table:table-cell>
          <table:table-cell office:value-type="float" office:value="0">
            <text:p>0</text:p>
          </table:table-cell>
          <table:table-cell office:value-type="float" office:value="28.8496432671211">
            <text:p>28.8496432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335">
            <text:p>8335</text:p>
          </table:table-cell>
          <table:table-cell office:value-type="float" office:value="11739">
            <text:p>11739</text:p>
          </table:table-cell>
          <table:table-cell office:value-type="float" office:value="19526">
            <text:p>19526</text:p>
          </table:table-cell>
          <table:table-cell office:value-type="float" office:value="127.75">
            <text:p>127.75</text:p>
          </table:table-cell>
          <table:table-cell office:value-type="float" office:value="304">
            <text:p>304</text:p>
          </table:table-cell>
          <table:table-cell office:value-type="float" office:value="-108.375">
            <text:p>-108.375</text:p>
          </table:table-cell>
          <table:table-cell office:value-type="float" office:value="0.0153269346130774">
            <text:p>0.0153269346</text:p>
          </table:table-cell>
          <table:table-cell office:value-type="float" office:value="0.0258965840361189">
            <text:p>0.025896584</text:p>
          </table:table-cell>
          <table:table-cell office:value-type="float" office:value="-0.00555029191846768">
            <text:p>-0.0055502919</text:p>
          </table:table-cell>
          <table:table-cell office:value-type="float" office:value="1.05410470439805">
            <text:p>1.0541047044</text:p>
          </table:table-cell>
          <table:table-cell office:value-type="float" office:value="1.09195248493331">
            <text:p>1.0919524849</text:p>
          </table:table-cell>
          <table:table-cell office:value-type="float" office:value="0.980634357536508">
            <text:p>0.9806343575</text:p>
          </table:table-cell>
          <table:table-cell office:value-type="float" office:value="0">
            <text:p>0</text:p>
          </table:table-cell>
          <table:table-cell office:value-type="float" office:value="27.111066382534">
            <text:p>27.1110663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976">
            <text:p>8976</text:p>
          </table:table-cell>
          <table:table-cell office:value-type="float" office:value="12292">
            <text:p>12292</text:p>
          </table:table-cell>
          <table:table-cell office:value-type="float" office:value="18591">
            <text:p>18591</text:p>
          </table:table-cell>
          <table:table-cell office:value-type="float" office:value="22.375">
            <text:p>22.375</text:p>
          </table:table-cell>
          <table:table-cell office:value-type="float" office:value="82.75">
            <text:p>82.75</text:p>
          </table:table-cell>
          <table:table-cell office:value-type="float" office:value="-11.875">
            <text:p>-11.875</text:p>
          </table:table-cell>
          <table:table-cell office:value-type="float" office:value="0.00249275846702317">
            <text:p>0.0024927585</text:p>
          </table:table-cell>
          <table:table-cell office:value-type="float" office:value="0.00673202082655386">
            <text:p>0.0067320208</text:p>
          </table:table-cell>
          <table:table-cell office:value-type="float" office:value="-0.000638749932763165">
            <text:p>-0.0006387499</text:p>
          </table:table-cell>
          <table:table-cell office:value-type="float" office:value="1.00873683377034">
            <text:p>1.0087368338</text:p>
          </table:table-cell>
          <table:table-cell office:value-type="float" office:value="1.02365090029758">
            <text:p>1.0236509003</text:p>
          </table:table-cell>
          <table:table-cell office:value-type="float" office:value="0.997765174918223">
            <text:p>0.9977651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990">
            <text:p>11990</text:p>
          </table:table-cell>
          <table:table-cell office:value-type="float" office:value="16592">
            <text:p>16592</text:p>
          </table:table-cell>
          <table:table-cell office:value-type="float" office:value="-88">
            <text:p>-88</text:p>
          </table:table-cell>
          <table:table-cell office:value-type="float" office:value="-170.5">
            <text:p>-170.5</text:p>
          </table:table-cell>
          <table:table-cell office:value-type="float" office:value="-235.875">
            <text:p>-235.875</text:p>
          </table:table-cell>
          <table:table-cell office:value-type="float" office:value="-0.0097442143727162">
            <text:p>-0.0097442144</text:p>
          </table:table-cell>
          <table:table-cell office:value-type="float" office:value="-0.0142201834862385">
            <text:p>-0.0142201835</text:p>
          </table:table-cell>
          <table:table-cell office:value-type="float" office:value="-0.0142161885245902">
            <text:p>-0.0142161885</text:p>
          </table:table-cell>
          <table:table-cell office:value-type="float" office:value="0.966081351134427">
            <text:p>0.9660813511</text:p>
          </table:table-cell>
          <table:table-cell office:value-type="float" office:value="0.950625696490194">
            <text:p>0.9506256965</text:p>
          </table:table-cell>
          <table:table-cell office:value-type="float" office:value="0.950639456195621">
            <text:p>0.95063945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872">
            <text:p>8872</text:p>
          </table:table-cell>
          <table:table-cell office:value-type="float" office:value="11534">
            <text:p>11534</text:p>
          </table:table-cell>
          <table:table-cell office:value-type="float" office:value="17516">
            <text:p>17516</text:p>
          </table:table-cell>
          <table:table-cell office:value-type="float" office:value="234.5">
            <text:p>234.5</text:p>
          </table:table-cell>
          <table:table-cell office:value-type="float" office:value="-290.375">
            <text:p>-290.375</text:p>
          </table:table-cell>
          <table:table-cell office:value-type="float" office:value="-55.5">
            <text:p>-55.5</text:p>
          </table:table-cell>
          <table:table-cell office:value-type="float" office:value="0.026431469792606">
            <text:p>0.0264314698</text:p>
          </table:table-cell>
          <table:table-cell office:value-type="float" office:value="-0.0251755678862494">
            <text:p>-0.0251755679</text:p>
          </table:table-cell>
          <table:table-cell office:value-type="float" office:value="-0.00316853162822562">
            <text:p>-0.0031685316</text:p>
          </table:table-cell>
          <table:table-cell office:value-type="float" office:value="1.0938794445611">
            <text:p>1.0938794446</text:p>
          </table:table-cell>
          <table:table-cell office:value-type="float" office:value="0.913127778466182">
            <text:p>0.9131277785</text:p>
          </table:table-cell>
          <table:table-cell office:value-type="float" office:value="0.988929816902861">
            <text:p>0.9889298169</text:p>
          </table:table-cell>
          <table:table-cell office:value-type="float" office:value="26.5693813463287">
            <text:p>26.5693813463</text:p>
          </table:table-cell>
          <table:table-cell office:value-type="float" office:value="-27.184487679585">
            <text:p>-27.1844876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746">
            <text:p>8746</text:p>
          </table:table-cell>
          <table:table-cell office:value-type="float" office:value="11708">
            <text:p>11708</text:p>
          </table:table-cell>
          <table:table-cell office:value-type="float" office:value="18849">
            <text:p>18849</text:p>
          </table:table-cell>
          <table:table-cell office:value-type="float" office:value="207">
            <text:p>207</text:p>
          </table:table-cell>
          <table:table-cell office:value-type="float" office:value="258.625">
            <text:p>258.625</text:p>
          </table:table-cell>
          <table:table-cell office:value-type="float" office:value="-99.125">
            <text:p>-99.125</text:p>
          </table:table-cell>
          <table:table-cell office:value-type="float" office:value="0.0236679624971416">
            <text:p>0.0236679625</text:p>
          </table:table-cell>
          <table:table-cell office:value-type="float" office:value="0.02208959685685">
            <text:p>0.0220895969</text:p>
          </table:table-cell>
          <table:table-cell office:value-type="float" office:value="-0.0052588996763754">
            <text:p>-0.0052588997</text:p>
          </table:table-cell>
          <table:table-cell office:value-type="float" office:value="1.08393580673958">
            <text:p>1.0839358067</text:p>
          </table:table-cell>
          <table:table-cell office:value-type="float" office:value="1.078269971566">
            <text:p>1.0782699716</text:p>
          </table:table-cell>
          <table:table-cell office:value-type="float" office:value="0.981648056943266">
            <text:p>0.9816480569</text:p>
          </table:table-cell>
          <table:table-cell office:value-type="float" office:value="29.6315279280018">
            <text:p>29.631527928</text:p>
          </table:table-cell>
          <table:table-cell office:value-type="float" office:value="31.7242083632795">
            <text:p>31.7242083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970">
            <text:p>11970</text:p>
          </table:table-cell>
          <table:table-cell office:value-type="float" office:value="18129">
            <text:p>18129</text:p>
          </table:table-cell>
          <table:table-cell office:value-type="float" office:value="38.5">
            <text:p>38.5</text:p>
          </table:table-cell>
          <table:table-cell office:value-type="float" office:value="-498">
            <text:p>-498</text:p>
          </table:table-cell>
          <table:table-cell office:value-type="float" office:value="-46.125">
            <text:p>-46.125</text:p>
          </table:table-cell>
          <table:table-cell office:value-type="float" office:value="0.00441919191919192">
            <text:p>0.0044191919</text:p>
          </table:table-cell>
          <table:table-cell office:value-type="float" office:value="-0.0416040100250627">
            <text:p>-0.04160401</text:p>
          </table:table-cell>
          <table:table-cell office:value-type="float" office:value="-0.00254426609300017">
            <text:p>-0.0025442661</text:p>
          </table:table-cell>
          <table:table-cell office:value-type="float" office:value="1.01550544906132">
            <text:p>1.0155054491</text:p>
          </table:table-cell>
          <table:table-cell office:value-type="float" office:value="0.857778516466605">
            <text:p>0.8577785165</text:p>
          </table:table-cell>
          <table:table-cell office:value-type="float" office:value="0.991107756322805">
            <text:p>0.9911077563</text:p>
          </table:table-cell>
          <table:table-cell office:value-type="float" office:value="0">
            <text:p>0</text:p>
          </table:table-cell>
          <table:table-cell office:value-type="float" office:value="-16.3115577662723">
            <text:p>-16.3115577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432">
            <text:p>8432</text:p>
          </table:table-cell>
          <table:table-cell office:value-type="float" office:value="11334">
            <text:p>11334</text:p>
          </table:table-cell>
          <table:table-cell office:value-type="float" office:value="15765">
            <text:p>15765</text:p>
          </table:table-cell>
          <table:table-cell office:value-type="float" office:value="-53">
            <text:p>-53</text:p>
          </table:table-cell>
          <table:table-cell office:value-type="float" office:value="-169.125">
            <text:p>-169.125</text:p>
          </table:table-cell>
          <table:table-cell office:value-type="float" office:value="-208.125">
            <text:p>-208.125</text:p>
          </table:table-cell>
          <table:table-cell office:value-type="float" office:value="-0.00628557874762808">
            <text:p>-0.0062855787</text:p>
          </table:table-cell>
          <table:table-cell office:value-type="float" office:value="-0.0149219163578613">
            <text:p>-0.0149219164</text:p>
          </table:table-cell>
          <table:table-cell office:value-type="float" office:value="-0.0132017126546147">
            <text:p>-0.0132017127</text:p>
          </table:table-cell>
          <table:table-cell office:value-type="float" office:value="0.978077911043679">
            <text:p>0.978077911</text:p>
          </table:table-cell>
          <table:table-cell office:value-type="float" office:value="0.948209713379556">
            <text:p>0.9482097134</text:p>
          </table:table-cell>
          <table:table-cell office:value-type="float" office:value="0.954135604734198">
            <text:p>0.95413560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357">
            <text:p>8357</text:p>
          </table:table-cell>
          <table:table-cell office:value-type="float" office:value="11378">
            <text:p>11378</text:p>
          </table:table-cell>
          <table:table-cell office:value-type="float" office:value="17308">
            <text:p>17308</text:p>
          </table:table-cell>
          <table:table-cell office:value-type="float" office:value="-62.75">
            <text:p>-62.75</text:p>
          </table:table-cell>
          <table:table-cell office:value-type="float" office:value="-260.5">
            <text:p>-260.5</text:p>
          </table:table-cell>
          <table:table-cell office:value-type="float" office:value="-45.125">
            <text:p>-45.125</text:p>
          </table:table-cell>
          <table:table-cell office:value-type="float" office:value="-0.007508675361972">
            <text:p>-0.0075086754</text:p>
          </table:table-cell>
          <table:table-cell office:value-type="float" office:value="-0.0228950606433468">
            <text:p>-0.0228950606</text:p>
          </table:table-cell>
          <table:table-cell office:value-type="float" office:value="-0.00260717587242893">
            <text:p>-0.0026071759</text:p>
          </table:table-cell>
          <table:table-cell office:value-type="float" office:value="0.973830141436253">
            <text:p>0.9738301414</text:p>
          </table:table-cell>
          <table:table-cell office:value-type="float" office:value="0.920894687999937">
            <text:p>0.920894688</text:p>
          </table:table-cell>
          <table:table-cell office:value-type="float" office:value="0.990888207283917">
            <text:p>0.9908882073</text:p>
          </table:table-cell>
          <table:table-cell office:value-type="float" office:value="0">
            <text:p>0</text:p>
          </table:table-cell>
          <table:table-cell office:value-type="float" office:value="-29.9270544902699">
            <text:p>-29.9270544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7488">
            <text:p>7488</text:p>
          </table:table-cell>
          <table:table-cell office:value-type="float" office:value="11124">
            <text:p>11124</text:p>
          </table:table-cell>
          <table:table-cell office:value-type="float" office:value="18370">
            <text:p>18370</text:p>
          </table:table-cell>
          <table:table-cell office:value-type="float" office:value="-262.25">
            <text:p>-262.25</text:p>
          </table:table-cell>
          <table:table-cell office:value-type="float" office:value="-534.125">
            <text:p>-534.125</text:p>
          </table:table-cell>
          <table:table-cell office:value-type="float" office:value="-127.75">
            <text:p>-127.75</text:p>
          </table:table-cell>
          <table:table-cell office:value-type="float" office:value="-0.035022702991453">
            <text:p>-0.035022703</text:p>
          </table:table-cell>
          <table:table-cell office:value-type="float" office:value="-0.0480155519597267">
            <text:p>-0.048015552</text:p>
          </table:table-cell>
          <table:table-cell office:value-type="float" office:value="-0.00695427327163854">
            <text:p>-0.0069542733</text:p>
          </table:table-cell>
          <table:table-cell office:value-type="float" office:value="0.879824655390576">
            <text:p>0.8798246554</text:p>
          </table:table-cell>
          <table:table-cell office:value-type="float" office:value="0.836464334871751">
            <text:p>0.8364643349</text:p>
          </table:table-cell>
          <table:table-cell office:value-type="float" office:value="0.975754832906069">
            <text:p>0.9757548329</text:p>
          </table:table-cell>
          <table:table-cell office:value-type="float" office:value="-19.4427345397959">
            <text:p>-19.4427345398</text:p>
          </table:table-cell>
          <table:table-cell office:value-type="float" office:value="-14.0864732865999">
            <text:p>-14.0864732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729">
            <text:p>729</text:p>
          </table:table-cell>
          <table:table-cell office:value-type="float" office:value="7488">
            <text:p>7488</text:p>
          </table:table-cell>
          <table:table-cell office:value-type="float" office:value="11414">
            <text:p>11414</text:p>
          </table:table-cell>
          <table:table-cell office:value-type="float" office:value="17382">
            <text:p>17382</text:p>
          </table:table-cell>
          <table:table-cell office:value-type="float" office:value="-229.5">
            <text:p>-229.5</text:p>
          </table:table-cell>
          <table:table-cell office:value-type="float" office:value="-307.875">
            <text:p>-307.875</text:p>
          </table:table-cell>
          <table:table-cell office:value-type="float" office:value="-51.25">
            <text:p>-51.25</text:p>
          </table:table-cell>
          <table:table-cell office:value-type="float" office:value="-0.0306490384615385">
            <text:p>-0.0306490385</text:p>
          </table:table-cell>
          <table:table-cell office:value-type="float" office:value="-0.0269734536534081">
            <text:p>-0.0269734537</text:p>
          </table:table-cell>
          <table:table-cell office:value-type="float" office:value="-0.00294845242204579">
            <text:p>-0.0029484524</text:p>
          </table:table-cell>
          <table:table-cell office:value-type="float" office:value="0.894569517959504">
            <text:p>0.894569518</text:p>
          </table:table-cell>
          <table:table-cell office:value-type="float" office:value="0.907018943928977">
            <text:p>0.9070189439</text:p>
          </table:table-cell>
          <table:table-cell office:value-type="float" office:value="0.989697455531342">
            <text:p>0.9896974555</text:p>
          </table:table-cell>
          <table:table-cell office:value-type="float" office:value="-22.2672540395081">
            <text:p>-22.2672540395</text:p>
          </table:table-cell>
          <table:table-cell office:value-type="float" office:value="-25.3492303980424">
            <text:p>-25.349230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7020">
            <text:p>7020</text:p>
          </table:table-cell>
          <table:table-cell office:value-type="float" office:value="10744">
            <text:p>10744</text:p>
          </table:table-cell>
          <table:table-cell office:value-type="float" office:value="17632">
            <text:p>17632</text:p>
          </table:table-cell>
          <table:table-cell office:value-type="float" office:value="-64.25">
            <text:p>-64.25</text:p>
          </table:table-cell>
          <table:table-cell office:value-type="float" office:value="-376">
            <text:p>-376</text:p>
          </table:table-cell>
          <table:table-cell office:value-type="float" office:value="82.75">
            <text:p>82.75</text:p>
          </table:table-cell>
          <table:table-cell office:value-type="float" office:value="-0.00915242165242165">
            <text:p>-0.0091524217</text:p>
          </table:table-cell>
          <table:table-cell office:value-type="float" office:value="-0.0349962769918094">
            <text:p>-0.034996277</text:p>
          </table:table-cell>
          <table:table-cell office:value-type="float" office:value="0.00469317150635209">
            <text:p>0.0046931715</text:p>
          </table:table-cell>
          <table:table-cell office:value-type="float" office:value="0.968130707187847">
            <text:p>0.9681307072</text:p>
          </table:table-cell>
          <table:table-cell office:value-type="float" office:value="0.879913519759111">
            <text:p>0.8799135198</text:p>
          </table:table-cell>
          <table:table-cell office:value-type="float" office:value="1.01646927095546">
            <text:p>1.016469271</text:p>
          </table:table-cell>
          <table:table-cell office:value-type="float" office:value="0">
            <text:p>0</text:p>
          </table:table-cell>
          <table:table-cell office:value-type="float" office:value="-19.4576807588018">
            <text:p>-19.4576807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760">
            <text:p>6760</text:p>
          </table:table-cell>
          <table:table-cell office:value-type="float" office:value="10680">
            <text:p>10680</text:p>
          </table:table-cell>
          <table:table-cell office:value-type="float" office:value="16878">
            <text:p>16878</text:p>
          </table:table-cell>
          <table:table-cell office:value-type="float" office:value="-85.875">
            <text:p>-85.875</text:p>
          </table:table-cell>
          <table:table-cell office:value-type="float" office:value="-299.375">
            <text:p>-299.375</text:p>
          </table:table-cell>
          <table:table-cell office:value-type="float" office:value="239">
            <text:p>239</text:p>
          </table:table-cell>
          <table:table-cell office:value-type="float" office:value="-0.0127034023668639">
            <text:p>-0.0127034024</text:p>
          </table:table-cell>
          <table:table-cell office:value-type="float" office:value="-0.0280313670411985">
            <text:p>-0.028031367</text:p>
          </table:table-cell>
          <table:table-cell office:value-type="float" office:value="0.0141604455504207">
            <text:p>0.0141604456</text:p>
          </table:table-cell>
          <table:table-cell office:value-type="float" office:value="0.955854389522097">
            <text:p>0.9558543895</text:p>
          </table:table-cell>
          <table:table-cell office:value-type="float" office:value="0.903430300130674">
            <text:p>0.9034303001</text:p>
          </table:table-cell>
          <table:table-cell office:value-type="float" office:value="1.04995457513412">
            <text:p>1.0499545751</text:p>
          </table:table-cell>
          <table:table-cell office:value-type="float" office:value="0">
            <text:p>0</text:p>
          </table:table-cell>
          <table:table-cell office:value-type="float" office:value="-24.3793395181017">
            <text:p>-24.3793395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6732">
            <text:p>6732</text:p>
          </table:table-cell>
          <table:table-cell office:value-type="float" office:value="10358">
            <text:p>10358</text:p>
          </table:table-cell>
          <table:table-cell office:value-type="float" office:value="16994">
            <text:p>16994</text:p>
          </table:table-cell>
          <table:table-cell office:value-type="float" office:value="-206.5">
            <text:p>-206.5</text:p>
          </table:table-cell>
          <table:table-cell office:value-type="float" office:value="-485">
            <text:p>-485</text:p>
          </table:table-cell>
          <table:table-cell office:value-type="float" office:value="340.75">
            <text:p>340.75</text:p>
          </table:table-cell>
          <table:table-cell office:value-type="float" office:value="-0.0306743909685086">
            <text:p>-0.030674391</text:p>
          </table:table-cell>
          <table:table-cell office:value-type="float" office:value="-0.0468237111411469">
            <text:p>-0.0468237111</text:p>
          </table:table-cell>
          <table:table-cell office:value-type="float" office:value="0.0200511945392491">
            <text:p>0.0200511945</text:p>
          </table:table-cell>
          <table:table-cell office:value-type="float" office:value="0.894483831402346">
            <text:p>0.8944838314</text:p>
          </table:table-cell>
          <table:table-cell office:value-type="float" office:value="0.840414232459044">
            <text:p>0.8404142325</text:p>
          </table:table-cell>
          <table:table-cell office:value-type="float" office:value="1.07096719967618">
            <text:p>1.0709671997</text:p>
          </table:table-cell>
          <table:table-cell office:value-type="float" office:value="-22.248560623673">
            <text:p>-22.2485606237</text:p>
          </table:table-cell>
          <table:table-cell office:value-type="float" office:value="-14.4539936084679">
            <text:p>-14.4539936085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5984">
            <text:p>5984</text:p>
          </table:table-cell>
          <table:table-cell office:value-type="float" office:value="10512">
            <text:p>10512</text:p>
          </table:table-cell>
          <table:table-cell office:value-type="float" office:value="15660">
            <text:p>15660</text:p>
          </table:table-cell>
          <table:table-cell office:value-type="float" office:value="-251.5">
            <text:p>-251.5</text:p>
          </table:table-cell>
          <table:table-cell office:value-type="float" office:value="-33.75">
            <text:p>-33.75</text:p>
          </table:table-cell>
          <table:table-cell office:value-type="float" office:value="101.5">
            <text:p>101.5</text:p>
          </table:table-cell>
          <table:table-cell office:value-type="float" office:value="-0.042028743315508">
            <text:p>-0.0420287433</text:p>
          </table:table-cell>
          <table:table-cell office:value-type="float" office:value="-0.00321061643835616">
            <text:p>-0.0032106164</text:p>
          </table:table-cell>
          <table:table-cell office:value-type="float" office:value="0.00648148148148148">
            <text:p>0.0064814815</text:p>
          </table:table-cell>
          <table:table-cell office:value-type="float" office:value="0.856361572314496">
            <text:p>0.8563615723</text:p>
          </table:table-cell>
          <table:table-cell office:value-type="float" office:value="0.988783046259265">
            <text:p>0.9887830463</text:p>
          </table:table-cell>
          <table:table-cell office:value-type="float" office:value="1.02276752400549">
            <text:p>1.022767524</text:p>
          </table:table-cell>
          <table:table-cell office:value-type="float" office:value="-16.1431639266189">
            <text:p>-16.1431639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632">
            <text:p>5632</text:p>
          </table:table-cell>
          <table:table-cell office:value-type="float" office:value="9952">
            <text:p>9952</text:p>
          </table:table-cell>
          <table:table-cell office:value-type="float" office:value="15080">
            <text:p>15080</text:p>
          </table:table-cell>
          <table:table-cell office:value-type="float" office:value="-112.5">
            <text:p>-112.5</text:p>
          </table:table-cell>
          <table:table-cell office:value-type="float" office:value="-244.875">
            <text:p>-244.875</text:p>
          </table:table-cell>
          <table:table-cell office:value-type="float" office:value="21.75">
            <text:p>21.75</text:p>
          </table:table-cell>
          <table:table-cell office:value-type="float" office:value="-0.0199751420454545">
            <text:p>-0.019975142</text:p>
          </table:table-cell>
          <table:table-cell office:value-type="float" office:value="-0.0246056069131833">
            <text:p>-0.0246056069</text:p>
          </table:table-cell>
          <table:table-cell office:value-type="float" office:value="0.00144230769230769">
            <text:p>0.0014423077</text:p>
          </table:table-cell>
          <table:table-cell office:value-type="float" office:value="0.930869055188392">
            <text:p>0.9308690552</text:p>
          </table:table-cell>
          <table:table-cell office:value-type="float" office:value="0.915067030151328">
            <text:p>0.9150670302</text:p>
          </table:table-cell>
          <table:table-cell office:value-type="float" office:value="1.00505215421598">
            <text:p>1.0050521542</text:p>
          </table:table-cell>
          <table:table-cell office:value-type="float" office:value="0">
            <text:p>0</text:p>
          </table:table-cell>
          <table:table-cell office:value-type="float" office:value="-27.8222813616502">
            <text:p>-27.8222813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67">
            <text:p>267</text:p>
          </table:table-cell>
          <table:table-cell office:value-type="float" office:value="6336">
            <text:p>6336</text:p>
          </table:table-cell>
          <table:table-cell office:value-type="float" office:value="10131">
            <text:p>10131</text:p>
          </table:table-cell>
          <table:table-cell office:value-type="float" office:value="16298">
            <text:p>16298</text:p>
          </table:table-cell>
          <table:table-cell office:value-type="float" office:value="-101.5">
            <text:p>-101.5</text:p>
          </table:table-cell>
          <table:table-cell office:value-type="float" office:value="115.5">
            <text:p>115.5</text:p>
          </table:table-cell>
          <table:table-cell office:value-type="float" office:value="108.75">
            <text:p>108.75</text:p>
          </table:table-cell>
          <table:table-cell office:value-type="float" office:value="-0.0160195707070707">
            <text:p>-0.0160195707</text:p>
          </table:table-cell>
          <table:table-cell office:value-type="float" office:value="0.011400651465798">
            <text:p>0.0114006515</text:p>
          </table:table-cell>
          <table:table-cell office:value-type="float" office:value="0.00667259786476868">
            <text:p>0.0066725979</text:p>
          </table:table-cell>
          <table:table-cell office:value-type="float" office:value="0.944434490750705">
            <text:p>0.9444344908</text:p>
          </table:table-cell>
          <table:table-cell office:value-type="float" office:value="1.04015703084383">
            <text:p>1.0401570308</text:p>
          </table:table-cell>
          <table:table-cell office:value-type="float" office:value="1.02344135870873">
            <text:p>1.02344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6732">
            <text:p>6732</text:p>
          </table:table-cell>
          <table:table-cell office:value-type="float" office:value="9936">
            <text:p>9936</text:p>
          </table:table-cell>
          <table:table-cell office:value-type="float" office:value="18212">
            <text:p>18212</text:p>
          </table:table-cell>
          <table:table-cell office:value-type="float" office:value="-206.5">
            <text:p>-206.5</text:p>
          </table:table-cell>
          <table:table-cell office:value-type="float" office:value="-207.25">
            <text:p>-207.25</text:p>
          </table:table-cell>
          <table:table-cell office:value-type="float" office:value="-152.25">
            <text:p>-152.25</text:p>
          </table:table-cell>
          <table:table-cell office:value-type="float" office:value="-0.0306743909685086">
            <text:p>-0.030674391</text:p>
          </table:table-cell>
          <table:table-cell office:value-type="float" office:value="-0.0208584943639291">
            <text:p>-0.0208584944</text:p>
          </table:table-cell>
          <table:table-cell office:value-type="float" office:value="-0.00835987261146497">
            <text:p>-0.0083598726</text:p>
          </table:table-cell>
          <table:table-cell office:value-type="float" office:value="0.894483831402346">
            <text:p>0.8944838314</text:p>
          </table:table-cell>
          <table:table-cell office:value-type="float" office:value="0.927848020229023">
            <text:p>0.9278480202</text:p>
          </table:table-cell>
          <table:table-cell office:value-type="float" office:value="0.970877425301229">
            <text:p>0.9708774253</text:p>
          </table:table-cell>
          <table:table-cell office:value-type="float" office:value="-22.248560623673">
            <text:p>-22.2485606237</text:p>
          </table:table-cell>
          <table:table-cell office:value-type="float" office:value="-32.8831395344456">
            <text:p>-32.8831395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304">
            <text:p>304</text:p>
          </table:table-cell>
          <table:table-cell office:value-type="float" office:value="5984">
            <text:p>5984</text:p>
          </table:table-cell>
          <table:table-cell office:value-type="float" office:value="9729">
            <text:p>9729</text:p>
          </table:table-cell>
          <table:table-cell office:value-type="float" office:value="17864">
            <text:p>17864</text:p>
          </table:table-cell>
          <table:table-cell office:value-type="float" office:value="-251.5">
            <text:p>-251.5</text:p>
          </table:table-cell>
          <table:table-cell office:value-type="float" office:value="-381.25">
            <text:p>-381.25</text:p>
          </table:table-cell>
          <table:table-cell office:value-type="float" office:value="-101.5">
            <text:p>-101.5</text:p>
          </table:table-cell>
          <table:table-cell office:value-type="float" office:value="-0.042028743315508">
            <text:p>-0.0420287433</text:p>
          </table:table-cell>
          <table:table-cell office:value-type="float" office:value="-0.0391869668002878">
            <text:p>-0.0391869668</text:p>
          </table:table-cell>
          <table:table-cell office:value-type="float" office:value="-0.00568181818181818">
            <text:p>-0.0056818182</text:p>
          </table:table-cell>
          <table:table-cell office:value-type="float" office:value="0.856361572314496">
            <text:p>0.8563615723</text:p>
          </table:table-cell>
          <table:table-cell office:value-type="float" office:value="0.865855428198326">
            <text:p>0.8658554282</text:p>
          </table:table-cell>
          <table:table-cell office:value-type="float" office:value="0.980176911157025">
            <text:p>0.9801769112</text:p>
          </table:table-cell>
          <table:table-cell office:value-type="float" office:value="-16.1431639266189">
            <text:p>-16.1431639266</text:p>
          </table:table-cell>
          <table:table-cell office:value-type="float" office:value="-17.3393244014696">
            <text:p>-17.3393244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5632">
            <text:p>5632</text:p>
          </table:table-cell>
          <table:table-cell office:value-type="float" office:value="9350">
            <text:p>9350</text:p>
          </table:table-cell>
          <table:table-cell office:value-type="float" office:value="17806">
            <text:p>17806</text:p>
          </table:table-cell>
          <table:table-cell office:value-type="float" office:value="-112.5">
            <text:p>-112.5</text:p>
          </table:table-cell>
          <table:table-cell office:value-type="float" office:value="62.5">
            <text:p>62.5</text:p>
          </table:table-cell>
          <table:table-cell office:value-type="float" office:value="203">
            <text:p>203</text:p>
          </table:table-cell>
          <table:table-cell office:value-type="float" office:value="-0.0199751420454545">
            <text:p>-0.019975142</text:p>
          </table:table-cell>
          <table:table-cell office:value-type="float" office:value="0.00668449197860963">
            <text:p>0.006684492</text:p>
          </table:table-cell>
          <table:table-cell office:value-type="float" office:value="0.011400651465798">
            <text:p>0.0114006515</text:p>
          </table:table-cell>
          <table:table-cell office:value-type="float" office:value="0.930869055188392">
            <text:p>0.9308690552</text:p>
          </table:table-cell>
          <table:table-cell office:value-type="float" office:value="1.02348329949384">
            <text:p>1.0234832995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6336">
            <text:p>6336</text:p>
          </table:table-cell>
          <table:table-cell office:value-type="float" office:value="9729">
            <text:p>9729</text:p>
          </table:table-cell>
          <table:table-cell office:value-type="float" office:value="17748">
            <text:p>17748</text:p>
          </table:table-cell>
          <table:table-cell office:value-type="float" office:value="-101.5">
            <text:p>-101.5</text:p>
          </table:table-cell>
          <table:table-cell office:value-type="float" office:value="92">
            <text:p>92</text:p>
          </table:table-cell>
          <table:table-cell office:value-type="float" office:value="224.75">
            <text:p>224.75</text:p>
          </table:table-cell>
          <table:table-cell office:value-type="float" office:value="-0.0160195707070707">
            <text:p>-0.0160195707</text:p>
          </table:table-cell>
          <table:table-cell office:value-type="float" office:value="0.00945626477541371">
            <text:p>0.0094562648</text:p>
          </table:table-cell>
          <table:table-cell office:value-type="float" office:value="0.0126633986928105">
            <text:p>0.0126633987</text:p>
          </table:table-cell>
          <table:table-cell office:value-type="float" office:value="0.944434490750705">
            <text:p>0.9444344908</text:p>
          </table:table-cell>
          <table:table-cell office:value-type="float" office:value="1.03327219176321">
            <text:p>1.0332721918</text:p>
          </table:table-cell>
          <table:table-cell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6446">
            <text:p>6446</text:p>
          </table:table-cell>
          <table:table-cell office:value-type="float" office:value="9312">
            <text:p>9312</text:p>
          </table:table-cell>
          <table:table-cell office:value-type="float" office:value="15776">
            <text:p>15776</text:p>
          </table:table-cell>
          <table:table-cell office:value-type="float" office:value="27.5">
            <text:p>27.5</text:p>
          </table:table-cell>
          <table:table-cell office:value-type="float" office:value="-4">
            <text:p>-4</text:p>
          </table:table-cell>
          <table:table-cell office:value-type="float" office:value="-72.5">
            <text:p>-72.5</text:p>
          </table:table-cell>
          <table:table-cell office:value-type="float" office:value="0.00426621160409556">
            <text:p>0.0042662116</text:p>
          </table:table-cell>
          <table:table-cell office:value-type="float" office:value="-0.000429553264604811">
            <text:p>-0.0004295533</text:p>
          </table:table-cell>
          <table:table-cell office:value-type="float" office:value="-0.00459558823529412">
            <text:p>-0.0045955882</text:p>
          </table:table-cell>
          <table:table-cell office:value-type="float" office:value="1.01496741371478">
            <text:p>1.0149674137</text:p>
          </table:table-cell>
          <table:table-cell office:value-type="float" office:value="0.998496925225257">
            <text:p>0.9984969252</text:p>
          </table:table-cell>
          <table:table-cell office:value-type="float" office:value="0.983956835261678">
            <text:p>0.9839568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6050">
            <text:p>6050</text:p>
          </table:table-cell>
          <table:table-cell office:value-type="float" office:value="9056">
            <text:p>9056</text:p>
          </table:table-cell>
          <table:table-cell office:value-type="float" office:value="14848">
            <text:p>14848</text:p>
          </table:table-cell>
          <table:table-cell office:value-type="float" office:value="90.75">
            <text:p>90.75</text:p>
          </table:table-cell>
          <table:table-cell office:value-type="float" office:value="48">
            <text:p>48</text:p>
          </table:table-cell>
          <table:table-cell office:value-type="float" office:value="94.25">
            <text:p>94.25</text:p>
          </table:table-cell>
          <table:table-cell office:value-type="float" office:value="0.015">
            <text:p>0.015</text:p>
          </table:table-cell>
          <table:table-cell office:value-type="float" office:value="0.00530035335689046">
            <text:p>0.0053003534</text:p>
          </table:table-cell>
          <table:table-cell office:value-type="float" office:value="0.00634765625">
            <text:p>0.0063476563</text:p>
          </table:table-cell>
          <table:table-cell office:value-type="float" office:value="1.052941">
            <text:p>1.052941</text:p>
          </table:table-cell>
          <table:table-cell office:value-type="float" office:value="1.0186063004907">
            <text:p>1.0186063005</text:p>
          </table:table-cell>
          <table:table-cell office:value-type="float" office:value="1.02229577064514">
            <text:p>1.0222957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6820">
            <text:p>6820</text:p>
          </table:table-cell>
          <table:table-cell office:value-type="float" office:value="9600">
            <text:p>9600</text:p>
          </table:table-cell>
          <table:table-cell office:value-type="float" office:value="16704">
            <text:p>16704</text:p>
          </table:table-cell>
          <table:table-cell office:value-type="float" office:value="30.25">
            <text:p>30.25</text:p>
          </table:table-cell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float" office:value="0.00443548387096774">
            <text:p>0.0044354839</text:p>
          </table:table-cell>
          <table:table-cell office:value-type="float" office:value="0.0075">
            <text:p>0.0075</text:p>
          </table:table-cell>
          <table:table-cell office:value-type="float" office:value="0.0104166666666667">
            <text:p>0.0104166667</text:p>
          </table:table-cell>
          <table:table-cell office:value-type="float" office:value="1.01556275364204">
            <text:p>1.0155627536</text:p>
          </table:table-cell>
          <table:table-cell office:value-type="float" office:value="1.02636025">
            <text:p>1.02636025</text:p>
          </table:table-cell>
          <table:table-cell office:value-type="float" office:value="1.03667100694444">
            <text:p>1.0366710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4">
            <text:p>314</text:p>
          </table:table-cell>
          <table:table-cell office:value-type="float" office:value="7040">
            <text:p>7040</text:p>
          </table:table-cell>
          <table:table-cell office:value-type="float" office:value="10296">
            <text:p>10296</text:p>
          </table:table-cell>
          <table:table-cell office:value-type="float" office:value="18096">
            <text:p>18096</text:p>
          </table:table-cell>
          <table:table-cell office:value-type="float" office:value="-30.25">
            <text:p>-30.25</text:p>
          </table:table-cell>
          <table:table-cell office:value-type="float" office:value="-53.625">
            <text:p>-53.625</text:p>
          </table:table-cell>
          <table:table-cell office:value-type="float" office:value="-94.25">
            <text:p>-94.25</text:p>
          </table:table-cell>
          <table:table-cell office:value-type="float" office:value="-0.004296875">
            <text:p>-0.004296875</text:p>
          </table:table-cell>
          <table:table-cell table:number-columns-repeated="2" office:value-type="float" office:value="-0.00520833333333333">
            <text:p>-0.0052083333</text:p>
          </table:table-cell>
          <table:table-cell office:value-type="float" office:value="0.984997125244141">
            <text:p>0.9849971252</text:p>
          </table:table-cell>
          <table:table-cell table:number-columns-repeated="2"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6446">
            <text:p>6446</text:p>
          </table:table-cell>
          <table:table-cell office:value-type="float" office:value="9752">
            <text:p>9752</text:p>
          </table:table-cell>
          <table:table-cell office:value-type="float" office:value="17632">
            <text:p>17632</text:p>
          </table:table-cell>
          <table:table-cell office:value-type="float" office:value="27.5">
            <text:p>27.5</text:p>
          </table:table-cell>
          <table:table-cell office:value-type="float" office:value="28.75">
            <text:p>28.75</text:p>
          </table:table-cell>
          <table:table-cell office:value-type="float" office:value="21.75">
            <text:p>21.75</text:p>
          </table:table-cell>
          <table:table-cell office:value-type="float" office:value="0.00426621160409556">
            <text:p>0.0042662116</text:p>
          </table:table-cell>
          <table:table-cell office:value-type="float" office:value="0.00294811320754717">
            <text:p>0.0029481132</text:p>
          </table:table-cell>
          <table:table-cell office:value-type="float" office:value="0.00123355263157895">
            <text:p>0.0012335526</text:p>
          </table:table-cell>
          <table:table-cell office:value-type="float" office:value="1.01496741371478">
            <text:p>1.0149674137</text:p>
          </table:table-cell>
          <table:table-cell office:value-type="float" office:value="1.01033543131452">
            <text:p>1.0103354313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6050">
            <text:p>6050</text:p>
          </table:table-cell>
          <table:table-cell office:value-type="float" office:value="10000">
            <text:p>10000</text:p>
          </table:table-cell>
          <table:table-cell office:value-type="float" office:value="18618">
            <text:p>18618</text:p>
          </table:table-cell>
          <table:table-cell office:value-type="float" office:value="90.75">
            <text:p>90.75</text:p>
          </table:table-cell>
          <table:table-cell office:value-type="float" office:value="128.125">
            <text:p>128.125</text:p>
          </table:table-cell>
          <table:table-cell office:value-type="float" office:value="391.5">
            <text:p>391.5</text:p>
          </table:table-cell>
          <table:table-cell office:value-type="float" office:value="0.015">
            <text:p>0.015</text:p>
          </table:table-cell>
          <table:table-cell office:value-type="float" office:value="0.0128125">
            <text:p>0.0128125</text:p>
          </table:table-cell>
          <table:table-cell office:value-type="float" office:value="0.0210280373831776">
            <text:p>0.0210280374</text:p>
          </table:table-cell>
          <table:table-cell office:value-type="float" office:value="1.052941">
            <text:p>1.052941</text:p>
          </table:table-cell>
          <table:table-cell office:value-type="float" office:value="1.04516550390625">
            <text:p>1.0451655039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6820">
            <text:p>6820</text:p>
          </table:table-cell>
          <table:table-cell office:value-type="float" office:value="10442">
            <text:p>10442</text:p>
          </table:table-cell>
          <table:table-cell office:value-type="float" office:value="19198">
            <text:p>19198</text:p>
          </table:table-cell>
          <table:table-cell office:value-type="float" office:value="30.25">
            <text:p>30.25</text:p>
          </table:table-cell>
          <table:table-cell office:value-type="float" office:value="112.125">
            <text:p>112.125</text:p>
          </table:table-cell>
          <table:table-cell office:value-type="float" office:value="232">
            <text:p>232</text:p>
          </table:table-cell>
          <table:table-cell office:value-type="float" office:value="0.00443548387096774">
            <text:p>0.0044354839</text:p>
          </table:table-cell>
          <table:table-cell office:value-type="float" office:value="0.0107378854625551">
            <text:p>0.0107378855</text:p>
          </table:table-cell>
          <table:table-cell office:value-type="float" office:value="0.0120845921450151">
            <text:p>0.0120845921</text:p>
          </table:table-cell>
          <table:table-cell office:value-type="float" office:value="1.01556275364204">
            <text:p>1.0155627536</text:p>
          </table:table-cell>
          <table:table-cell office:value-type="float" office:value="1.03780859139999">
            <text:p>1.0378085914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7040">
            <text:p>7040</text:p>
          </table:table-cell>
          <table:table-cell office:value-type="float" office:value="9840">
            <text:p>9840</text:p>
          </table:table-cell>
          <table:table-cell office:value-type="float" office:value="16994">
            <text:p>16994</text:p>
          </table:table-cell>
          <table:table-cell office:value-type="float" office:value="-30.25">
            <text:p>-30.25</text:p>
          </table:table-cell>
          <table:table-cell office:value-type="float" office:value="58">
            <text:p>58</text:p>
          </table:table-cell>
          <table:table-cell office:value-type="float" office:value="72.5">
            <text:p>72.5</text:p>
          </table:table-cell>
          <table:table-cell office:value-type="float" office:value="-0.004296875">
            <text:p>-0.004296875</text:p>
          </table:table-cell>
          <table:table-cell office:value-type="float" office:value="0.00589430894308943">
            <text:p>0.0058943089</text:p>
          </table:table-cell>
          <table:table-cell office:value-type="float" office:value="0.00426621160409556">
            <text:p>0.0042662116</text:p>
          </table:table-cell>
          <table:table-cell office:value-type="float" office:value="0.984997125244141">
            <text:p>0.9849971252</text:p>
          </table:table-cell>
          <table:table-cell office:value-type="float" office:value="1.02069817734153">
            <text:p>1.0206981773</text:p>
          </table:table-cell>
          <table:table-cell office:value-type="float" office:value="1.01496741371478">
            <text:p>1.01496741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6875">
            <text:p>6875</text:p>
          </table:table-cell>
          <table:table-cell office:value-type="float" office:value="9584">
            <text:p>9584</text:p>
          </table:table-cell>
          <table:table-cell office:value-type="float" office:value="15950">
            <text:p>15950</text:p>
          </table:table-cell>
          <table:table-cell office:value-type="float" office:value="103.125">
            <text:p>103.125</text:p>
          </table:table-cell>
          <table:table-cell office:value-type="float" office:value="108">
            <text:p>108</text:p>
          </table:table-cell>
          <table:table-cell office:value-type="float" office:value="239.25">
            <text:p>239.25</text:p>
          </table:table-cell>
          <table:table-cell office:value-type="float" office:value="0.015">
            <text:p>0.015</text:p>
          </table:table-cell>
          <table:table-cell office:value-type="float" office:value="0.0112687813021703">
            <text:p>0.0112687813</text:p>
          </table:table-cell>
          <table:table-cell office:value-type="float" office:value="0.015">
            <text:p>0.015</text:p>
          </table:table-cell>
          <table:table-cell office:value-type="float" office:value="1.052941">
            <text:p>1.052941</text:p>
          </table:table-cell>
          <table:table-cell office:value-type="float" office:value="1.03968962600439">
            <text:p>1.039689626</text:p>
          </table:table-cell>
          <table:table-cell office:value-type="float" office:value="1.052941">
            <text:p>1.052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407">
            <text:p>407</text:p>
          </table:table-cell>
          <table:table-cell office:value-type="float" office:value="7414">
            <text:p>7414</text:p>
          </table:table-cell>
          <table:table-cell office:value-type="float" office:value="11466">
            <text:p>11466</text:p>
          </table:table-cell>
          <table:table-cell office:value-type="float" office:value="18876">
            <text:p>18876</text:p>
          </table:table-cell>
          <table:table-cell office:value-type="float" office:value="169.75">
            <text:p>169.75</text:p>
          </table:table-cell>
          <table:table-cell office:value-type="float" office:value="74.25">
            <text:p>74.25</text:p>
          </table:table-cell>
          <table:table-cell office:value-type="float" office:value="1334.625">
            <text:p>1334.625</text:p>
          </table:table-cell>
          <table:table-cell office:value-type="float" office:value="0.0228958726733207">
            <text:p>0.0228958727</text:p>
          </table:table-cell>
          <table:table-cell office:value-type="float" office:value="0.0064756671899529">
            <text:p>0.0064756672</text:p>
          </table:table-cell>
          <table:table-cell office:value-type="float" office:value="0.0707048633184997">
            <text:p>0.0707048633</text:p>
          </table:table-cell>
          <table:table-cell office:value-type="float" office:value="1.08116302748815">
            <text:p>1.0811630275</text:p>
          </table:table-cell>
          <table:table-cell office:value-type="float" office:value="1.02274702632532">
            <text:p>1.0227470263</text:p>
          </table:table-cell>
          <table:table-cell office:value-type="float" office:value="1.25726540990065">
            <text:p>1.2572654099</text:p>
          </table:table-cell>
          <table:table-cell office:value-type="float" office:value="30.6191581716728">
            <text:p>30.6191581717</text:p>
          </table:table-cell>
          <table:table-cell office:value-type="float" office:value="0">
            <text:p>0</text:p>
          </table:table-cell>
          <table:table-cell office:value-type="float" office:value="10.1460153454583">
            <text:p>10.146015345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7304">
            <text:p>7304</text:p>
          </table:table-cell>
          <table:table-cell office:value-type="float" office:value="12544">
            <text:p>12544</text:p>
          </table:table-cell>
          <table:table-cell office:value-type="float" office:value="23708">
            <text:p>23708</text:p>
          </table:table-cell>
          <table:table-cell office:value-type="float" office:value="36.625">
            <text:p>36.625</text:p>
          </table:table-cell>
          <table:table-cell office:value-type="float" office:value="644.375">
            <text:p>644.375</text:p>
          </table:table-cell>
          <table:table-cell office:value-type="float" office:value="1213.125">
            <text:p>1213.125</text:p>
          </table:table-cell>
          <table:table-cell office:value-type="float" office:value="0.00501437568455641">
            <text:p>0.0050143757</text:p>
          </table:table-cell>
          <table:table-cell office:value-type="float" office:value="0.0513691804846939">
            <text:p>0.0513691805</text:p>
          </table:table-cell>
          <table:table-cell office:value-type="float" office:value="0.0511694364771385">
            <text:p>0.0511694365</text:p>
          </table:table-cell>
          <table:table-cell office:value-type="float" office:value="1.01759959706442">
            <text:p>1.0175995971</text:p>
          </table:table-cell>
          <table:table-cell office:value-type="float" office:value="1.18496416539562">
            <text:p>1.1849641654</text:p>
          </table:table-cell>
          <table:table-cell office:value-type="float" office:value="1.18422491767959">
            <text:p>1.1842249177</text:p>
          </table:table-cell>
          <table:table-cell office:value-type="float" office:value="0">
            <text:p>0</text:p>
          </table:table-cell>
          <table:table-cell office:value-type="float" office:value="13.8371246054584">
            <text:p>13.8371246055</text:p>
          </table:table-cell>
          <table:table-cell office:value-type="float" office:value="13.8898083236845">
            <text:p>13.889808323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7040">
            <text:p>7040</text:p>
          </table:table-cell>
          <table:table-cell office:value-type="float" office:value="12204">
            <text:p>12204</text:p>
          </table:table-cell>
          <table:table-cell office:value-type="float" office:value="22911">
            <text:p>22911</text:p>
          </table:table-cell>
          <table:table-cell office:value-type="float" office:value="-178.125">
            <text:p>-178.125</text:p>
          </table:table-cell>
          <table:table-cell office:value-type="float" office:value="-303.375">
            <text:p>-303.375</text:p>
          </table:table-cell>
          <table:table-cell office:value-type="float" office:value="600.75">
            <text:p>600.75</text:p>
          </table:table-cell>
          <table:table-cell office:value-type="float" office:value="-0.0253018465909091">
            <text:p>-0.0253018466</text:p>
          </table:table-cell>
          <table:table-cell office:value-type="float" office:value="-0.0248586529006883">
            <text:p>-0.0248586529</text:p>
          </table:table-cell>
          <table:table-cell office:value-type="float" office:value="0.0262210291999476">
            <text:p>0.0262210292</text:p>
          </table:table-cell>
          <table:table-cell office:value-type="float" office:value="0.912698296476002">
            <text:p>0.9126982965</text:p>
          </table:table-cell>
          <table:table-cell office:value-type="float" office:value="0.914205901990703">
            <text:p>0.914205902</text:p>
          </table:table-cell>
          <table:table-cell office:value-type="float" office:value="1.09312118524953">
            <text:p>1.0931211852</text:p>
          </table:table-cell>
          <table:table-cell office:value-type="float" office:value="-27.047068378842">
            <text:p>-27.0470683788</text:p>
          </table:table-cell>
          <table:table-cell office:value-type="float" office:value="-27.5355098926208">
            <text:p>-27.5355098926</text:p>
          </table:table-cell>
          <table:table-cell office:value-type="float" office:value="26.7798601501748">
            <text:p>26.779860150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6649">
            <text:p>6649</text:p>
          </table:table-cell>
          <table:table-cell office:value-type="float" office:value="12114">
            <text:p>12114</text:p>
          </table:table-cell>
          <table:table-cell office:value-type="float" office:value="23353">
            <text:p>23353</text:p>
          </table:table-cell>
          <table:table-cell office:value-type="float" office:value="-65.125">
            <text:p>-65.125</text:p>
          </table:table-cell>
          <table:table-cell office:value-type="float" office:value="476.75">
            <text:p>476.75</text:p>
          </table:table-cell>
          <table:table-cell office:value-type="float" office:value="952.75">
            <text:p>952.75</text:p>
          </table:table-cell>
          <table:table-cell office:value-type="float" office:value="-0.00979470597082268">
            <text:p>-0.009794706</text:p>
          </table:table-cell>
          <table:table-cell office:value-type="float" office:value="0.039355291398382">
            <text:p>0.0393552914</text:p>
          </table:table-cell>
          <table:table-cell office:value-type="float" office:value="0.0407977561769366">
            <text:p>0.0407977562</text:p>
          </table:table-cell>
          <table:table-cell office:value-type="float" office:value="0.965906564181628">
            <text:p>0.9659065642</text:p>
          </table:table-cell>
          <table:table-cell office:value-type="float" office:value="1.140779244258">
            <text:p>1.1407792443</text:p>
          </table:table-cell>
          <table:table-cell office:value-type="float" office:value="1.14605448216106">
            <text:p>1.1460544822</text:p>
          </table:table-cell>
          <table:table-cell office:value-type="float" office:value="0">
            <text:p>0</text:p>
          </table:table-cell>
          <table:table-cell office:value-type="float" office:value="17.956897621667">
            <text:p>17.9568976217</text:p>
          </table:table-cell>
          <table:table-cell office:value-type="float" office:value="17.334099735306">
            <text:p>17.334099735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7408">
            <text:p>7408</text:p>
          </table:table-cell>
          <table:table-cell office:value-type="float" office:value="12990">
            <text:p>12990</text:p>
          </table:table-cell>
          <table:table-cell office:value-type="float" office:value="26022">
            <text:p>26022</text:p>
          </table:table-cell>
          <table:table-cell office:value-type="float" office:value="-4.375">
            <text:p>-4.375</text:p>
          </table:table-cell>
          <table:table-cell office:value-type="float" office:value="-182.857142857143">
            <text:p>-182.8571428571</text:p>
          </table:table-cell>
          <table:table-cell office:value-type="float" office:value="880.375">
            <text:p>880.375</text:p>
          </table:table-cell>
          <table:table-cell office:value-type="float" office:value="-0.000590577753779698">
            <text:p>-0.0005905778</text:p>
          </table:table-cell>
          <table:table-cell office:value-type="float" office:value="-0.0140767623446607">
            <text:p>-0.0140767623</text:p>
          </table:table-cell>
          <table:table-cell office:value-type="float" office:value="0.0338319498885558">
            <text:p>0.0338319499</text:p>
          </table:table-cell>
          <table:table-cell office:value-type="float" office:value="0.997933661474654">
            <text:p>0.9979336615</text:p>
          </table:table-cell>
          <table:table-cell office:value-type="float" office:value="0.951119716060379">
            <text:p>0.9511197161</text:p>
          </table:table-cell>
          <table:table-cell office:value-type="float" office:value="1.12065524224314">
            <text:p>1.1206552422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2598282897">
            <text:p>20.832598282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417">
            <text:p>417</text:p>
          </table:table-cell>
          <table:table-cell office:value-type="float" office:value="7113">
            <text:p>7113</text:p>
          </table:table-cell>
          <table:table-cell office:value-type="float" office:value="12472">
            <text:p>12472</text:p>
          </table:table-cell>
          <table:table-cell office:value-type="float" office:value="24984">
            <text:p>24984</text:p>
          </table:table-cell>
          <table:table-cell office:value-type="float" office:value="10.7142857142857">
            <text:p>10.7142857143</text:p>
          </table:table-cell>
          <table:table-cell office:value-type="float" office:value="-210.166666666667">
            <text:p>-210.1666666667</text:p>
          </table:table-cell>
          <table:table-cell office:value-type="float" office:value="315.857142857143">
            <text:p>315.8571428571</text:p>
          </table:table-cell>
          <table:table-cell office:value-type="float" office:value="0.0015062963186118">
            <text:p>0.0015062963</text:p>
          </table:table-cell>
          <table:table-cell office:value-type="float" office:value="-0.0168510797519778">
            <text:p>-0.0168510798</text:p>
          </table:table-cell>
          <table:table-cell office:value-type="float" office:value="0.0126423768354604">
            <text:p>0.0126423768</text:p>
          </table:table-cell>
          <table:table-cell office:value-type="float" office:value="1.0052764842152">
            <text:p>1.0052764842</text:p>
          </table:table-cell>
          <table:table-cell office:value-type="float" office:value="0.941577780290141">
            <text:p>0.9415777803</text:p>
          </table:table-cell>
          <table:table-cell office:value-type="float" office:value="1.04456158512053">
            <text:p>1.04456158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400">
            <text:p>400</text:p>
          </table:table-cell>
          <table:table-cell office:value-type="float" office:value="5615">
            <text:p>5615</text:p>
          </table:table-cell>
          <table:table-cell office:value-type="float" office:value="11400">
            <text:p>11400</text:p>
          </table:table-cell>
          <table:table-cell office:value-type="float" office:value="26072">
            <text:p>26072</text:p>
          </table:table-cell>
          <table:table-cell office:value-type="float" office:value="56.5">
            <text:p>56.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0100623330365094">
            <text:p>0.010062333</text:p>
          </table:table-cell>
          <table:table-cell office:value-type="float" office:value="0.00578947368421053">
            <text:p>0.0057894737</text:p>
          </table:table-cell>
          <table:table-cell office:value-type="float" office:value="0">
            <text:p>0</text:p>
          </table:table-cell>
          <table:table-cell office:value-type="float" office:value="1.03541661669821">
            <text:p>1.0354166167</text:p>
          </table:table-cell>
          <table:table-cell office:value-type="float" office:value="1.0203288531856">
            <text:p>1.0203288532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563">
            <text:p>6563</text:p>
          </table:table-cell>
          <table:table-cell office:value-type="float" office:value="13180">
            <text:p>13180</text:p>
          </table:table-cell>
          <table:table-cell office:value-type="float" office:value="27208">
            <text:p>27208</text:p>
          </table:table-cell>
          <table:table-cell office:value-type="float" office:value="146">
            <text:p>146</text:p>
          </table:table-cell>
          <table:table-cell office:value-type="float" office:value="514.75">
            <text:p>514.75</text:p>
          </table:table-cell>
          <table:table-cell office:value-type="float" office:value="0">
            <text:p>0</text:p>
          </table:table-cell>
          <table:table-cell office:value-type="float" office:value="0.022245924120067">
            <text:p>0.0222459241</text:p>
          </table:table-cell>
          <table:table-cell office:value-type="float" office:value="0.0390553869499241">
            <text:p>0.0390553869</text:p>
          </table:table-cell>
          <table:table-cell office:value-type="float" office:value="0">
            <text:p>0</text:p>
          </table:table-cell>
          <table:table-cell office:value-type="float" office:value="1.07883070145455">
            <text:p>1.0788307015</text:p>
          </table:table-cell>
          <table:table-cell office:value-type="float" office:value="1.13968348789436">
            <text:p>1.1396834879</text:p>
          </table:table-cell>
          <table:table-cell office:value-type="float" office:value="1.15">
            <text:p>1.15</text:p>
          </table:table-cell>
          <table:table-cell office:value-type="float" office:value="31.5036927509992">
            <text:p>31.503692751</text:p>
          </table:table-cell>
          <table:table-cell office:value-type="float" office:value="18.0921602470483">
            <text:p>18.092160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5">
            <text:p>5</text:p>
          </table:table-cell>
          <table:table-cell office:value-type="float" office:value="320">
            <text:p>320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481">
            <text:p>6481</text:p>
          </table:table-cell>
          <table:table-cell office:value-type="float" office:value="13823">
            <text:p>13823</text:p>
          </table:table-cell>
          <table:table-cell office:value-type="float" office:value="28393">
            <text:p>28393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5">
            <text:p>5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449">
            <text:p>449</text:p>
          </table:table-cell>
          <table:table-cell office:value-type="float" office:value="6400">
            <text:p>6400</text:p>
          </table:table-cell>
          <table:table-cell office:value-type="float" office:value="14129">
            <text:p>14129</text:p>
          </table:table-cell>
          <table:table-cell office:value-type="float" office:value="29630">
            <text:p>29630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321">
            <text:p>6321</text:p>
          </table:table-cell>
          <table:table-cell office:value-type="float" office:value="14526">
            <text:p>14526</text:p>
          </table:table-cell>
          <table:table-cell office:value-type="float" office:value="30920">
            <text:p>30920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2.25">
            <text:p>82.25</text:p>
          </table:table-cell>
          <table:table-cell office:value-type="float" office:value="3974.25">
            <text:p>3974.25</text:p>
          </table:table-cell>
          <table:table-cell office:value-type="float" office:value="14422.75">
            <text:p>14422.75</text:p>
          </table:table-cell>
          <table:table-cell office:value-type="float" office:value="11.69">
            <text:p>11.69</text:p>
          </table:table-cell>
          <table:table-cell table:number-columns-repeated="3" office:value-type="float" office:value="5">
            <text:p>5</text:p>
          </table:table-cell>
          <table:table-cell office:value-type="float" office:value="332">
            <text:p>33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6242">
            <text:p>6242</text:p>
          </table:table-cell>
          <table:table-cell office:value-type="float" office:value="14544">
            <text:p>14544</text:p>
          </table:table-cell>
          <table:table-cell office:value-type="float" office:value="32267">
            <text:p>32267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94.3333333333333">
            <text:p>94.3333333333</text:p>
          </table:table-cell>
          <table:table-cell office:value-type="float" office:value="4004.66666666667">
            <text:p>4004.6666666667</text:p>
          </table:table-cell>
          <table:table-cell office:value-type="float" office:value="15473.6666666667">
            <text:p>15473.6666666667</text:p>
          </table:table-cell>
          <table:table-cell office:value-type="float" office:value="11.6333333333333">
            <text:p>11.63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663">
            <text:p>663</text:p>
          </table:table-cell>
          <table:table-cell office:value-type="float" office:value="452">
            <text:p>452</text:p>
          </table:table-cell>
          <table:table-cell office:value-type="float" office:value="6164">
            <text:p>6164</text:p>
          </table:table-cell>
          <table:table-cell office:value-type="float" office:value="15196">
            <text:p>15196</text:p>
          </table:table-cell>
          <table:table-cell office:value-type="float" office:value="33673">
            <text:p>336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1.22">
            <text:p>1.22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6">
            <text:p>0.96</text:p>
          </table:table-cell>
          <table:table-cell office:value-type="float" office:value="1.15">
            <text:p>1.15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.9">
            <text:p>15.9</text:p>
          </table:table-cell>
          <table:table-cell office:value-type="float" office:value="16.7">
            <text:p>16.7</text:p>
          </table:table-cell>
          <table:table-cell office:value-type="float" office:value="30.2">
            <text:p>30.2</text:p>
          </table:table-cell>
          <table:table-cell office:value-type="float" office:value="15639">
            <text:p>15639</text:p>
          </table:table-cell>
          <table:table-cell office:value-type="float" office:value="16330">
            <text:p>16330</text:p>
          </table:table-cell>
          <table:table-cell office:value-type="float" office:value="17785">
            <text:p>177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1:31.51</dc:date>
    <dc:creator>Liam Widdess</dc:creator>
    <meta:editing-duration>P2DT3H31M11S</meta:editing-duration>
    <meta:editing-cycles>185</meta:editing-cycles>
    <meta:generator>OpenOffice/4.1.7$Win32 OpenOffice.org_project/417m1$Build-9800</meta:generator>
    <meta:document-statistic meta:table-count="8" meta:cell-count="1069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34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643">
                <text:p>15643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712">
                <text:p>11712</text:p>
              </table:table-cell>
              <table:table-cell office:value-type="float" office:value="15010">
                <text:p>1501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816">
                <text:p>108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3860">
                <text:p>1386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710">
                <text:p>10710</text:p>
              </table:table-cell>
              <table:table-cell office:value-type="float" office:value="14142">
                <text:p>14142</text:p>
              </table:table-cell>
              <table:table-cell office:value-type="float" office:value="21142">
                <text:p>2114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047">
                <text:p>11047</text:p>
              </table:table-cell>
              <table:table-cell office:value-type="float" office:value="14692">
                <text:p>14692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901">
                <text:p>10901</text:p>
              </table:table-cell>
              <table:table-cell office:value-type="float" office:value="14414">
                <text:p>1441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834">
                <text:p>10834</text:p>
              </table:table-cell>
              <table:table-cell office:value-type="float" office:value="15019">
                <text:p>15019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710">
                <text:p>10710</text:p>
              </table:table-cell>
              <table:table-cell office:value-type="float" office:value="14930">
                <text:p>14930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834">
                <text:p>10834</text:p>
              </table:table-cell>
              <table:table-cell office:value-type="float" office:value="14148">
                <text:p>14148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925">
                <text:p>10925</text:p>
              </table:table-cell>
              <table:table-cell office:value-type="float" office:value="14113">
                <text:p>14113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640">
                <text:p>10640</text:p>
              </table:table-cell>
              <table:table-cell office:value-type="float" office:value="13850">
                <text:p>13850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50">
                <text:p>10650</text:p>
              </table:table-cell>
              <table:table-cell office:value-type="float" office:value="13750">
                <text:p>13750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000">
                <text:p>11000</text:p>
              </table:table-cell>
              <table:table-cell office:value-type="float" office:value="14152">
                <text:p>14152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970">
                <text:p>10970</text:p>
              </table:table-cell>
              <table:table-cell office:value-type="float" office:value="14350">
                <text:p>14350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440">
                <text:p>10440</text:p>
              </table:table-cell>
              <table:table-cell office:value-type="float" office:value="13645">
                <text:p>13645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50">
                <text:p>9950</text:p>
              </table:table-cell>
              <table:table-cell office:value-type="float" office:value="13752">
                <text:p>13752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965">
                <text:p>9965</text:p>
              </table:table-cell>
              <table:table-cell office:value-type="float" office:value="14050">
                <text:p>14050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501">
                <text:p>9501</text:p>
              </table:table-cell>
              <table:table-cell office:value-type="float" office:value="13908">
                <text:p>13908</text:p>
              </table:table-cell>
              <table:table-cell office:value-type="float" office:value="19778">
                <text:p>1977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926">
                <text:p>9926</text:p>
              </table:table-cell>
              <table:table-cell office:value-type="float" office:value="13470">
                <text:p>13470</text:p>
              </table:table-cell>
              <table:table-cell office:value-type="float" office:value="18284">
                <text:p>1828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90">
                <text:p>9290</text:p>
              </table:table-cell>
              <table:table-cell office:value-type="float" office:value="12748">
                <text:p>12748</text:p>
              </table:table-cell>
              <table:table-cell office:value-type="float" office:value="18594">
                <text:p>185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233">
                <text:p>9233</text:p>
              </table:table-cell>
              <table:table-cell office:value-type="float" office:value="13475">
                <text:p>13475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60">
                <text:p>9060</text:p>
              </table:table-cell>
              <table:table-cell office:value-type="float" office:value="12763">
                <text:p>12763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2498">
                <text:p>12498</text:p>
              </table:table-cell>
              <table:table-cell office:value-type="float" office:value="18015">
                <text:p>1801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84">
                <text:p>8484</text:p>
              </table:table-cell>
              <table:table-cell office:value-type="float" office:value="11990">
                <text:p>11990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82">
                <text:p>8382</text:p>
              </table:table-cell>
              <table:table-cell office:value-type="float" office:value="12080">
                <text:p>12080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635">
                <text:p>11635</text:p>
              </table:table-cell>
              <table:table-cell office:value-type="float" office:value="17334">
                <text:p>1733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90">
                <text:p>8590</text:p>
              </table:table-cell>
              <table:table-cell office:value-type="float" office:value="11281">
                <text:p>11281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05">
                <text:p>8205</text:p>
              </table:table-cell>
              <table:table-cell office:value-type="float" office:value="12096">
                <text:p>12096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570">
                <text:p>11570</text:p>
              </table:table-cell>
              <table:table-cell office:value-type="float" office:value="18025">
                <text:p>1802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0847">
                <text:p>10847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86">
                <text:p>10986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00">
                <text:p>8000</text:p>
              </table:table-cell>
              <table:table-cell office:value-type="float" office:value="10655">
                <text:p>1065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2">
                <text:p>8082</text:p>
              </table:table-cell>
              <table:table-cell office:value-type="float" office:value="10499">
                <text:p>10499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602">
                <text:p>10602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86">
                <text:p>10986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1860">
                <text:p>11860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0970">
                <text:p>1097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158">
                <text:p>1215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752">
                <text:p>7752</text:p>
              </table:table-cell>
              <table:table-cell office:value-type="float" office:value="11995">
                <text:p>11995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679">
                <text:p>11679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739">
                <text:p>11739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76">
                <text:p>8976</text:p>
              </table:table-cell>
              <table:table-cell office:value-type="float" office:value="12292">
                <text:p>12292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990">
                <text:p>11990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872">
                <text:p>8872</text:p>
              </table:table-cell>
              <table:table-cell office:value-type="float" office:value="11534">
                <text:p>11534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746">
                <text:p>8746</text:p>
              </table:table-cell>
              <table:table-cell office:value-type="float" office:value="11708">
                <text:p>11708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970">
                <text:p>11970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432">
                <text:p>8432</text:p>
              </table:table-cell>
              <table:table-cell office:value-type="float" office:value="11334">
                <text:p>11334</text:p>
              </table:table-cell>
              <table:table-cell office:value-type="float" office:value="15765">
                <text:p>1576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7">
                <text:p>8357</text:p>
              </table:table-cell>
              <table:table-cell office:value-type="float" office:value="11378">
                <text:p>11378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488">
                <text:p>7488</text:p>
              </table:table-cell>
              <table:table-cell office:value-type="float" office:value="11124">
                <text:p>11124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488">
                <text:p>7488</text:p>
              </table:table-cell>
              <table:table-cell office:value-type="float" office:value="11414">
                <text:p>11414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020">
                <text:p>7020</text:p>
              </table:table-cell>
              <table:table-cell office:value-type="float" office:value="10744">
                <text:p>10744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6760">
                <text:p>6760</text:p>
              </table:table-cell>
              <table:table-cell office:value-type="float" office:value="10680">
                <text:p>10680</text:p>
              </table:table-cell>
              <table:table-cell office:value-type="float" office:value="16878">
                <text:p>168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6732">
                <text:p>6732</text:p>
              </table:table-cell>
              <table:table-cell office:value-type="float" office:value="10358">
                <text:p>10358</text:p>
              </table:table-cell>
              <table:table-cell office:value-type="float" office:value="16994">
                <text:p>1699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984">
                <text:p>5984</text:p>
              </table:table-cell>
              <table:table-cell office:value-type="float" office:value="10512">
                <text:p>10512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632">
                <text:p>5632</text:p>
              </table:table-cell>
              <table:table-cell office:value-type="float" office:value="9952">
                <text:p>9952</text:p>
              </table:table-cell>
              <table:table-cell office:value-type="float" office:value="15080">
                <text:p>150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336">
                <text:p>6336</text:p>
              </table:table-cell>
              <table:table-cell office:value-type="float" office:value="10131">
                <text:p>10131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732">
                <text:p>6732</text:p>
              </table:table-cell>
              <table:table-cell office:value-type="float" office:value="9936">
                <text:p>9936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984">
                <text:p>5984</text:p>
              </table:table-cell>
              <table:table-cell office:value-type="float" office:value="9729">
                <text:p>9729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632">
                <text:p>5632</text:p>
              </table:table-cell>
              <table:table-cell office:value-type="float" office:value="9350">
                <text:p>9350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336">
                <text:p>6336</text:p>
              </table:table-cell>
              <table:table-cell office:value-type="float" office:value="9729">
                <text:p>9729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446">
                <text:p>6446</text:p>
              </table:table-cell>
              <table:table-cell office:value-type="float" office:value="9312">
                <text:p>9312</text:p>
              </table:table-cell>
              <table:table-cell office:value-type="float" office:value="15776">
                <text:p>1577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9056">
                <text:p>9056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9600">
                <text:p>960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040">
                <text:p>7040</text:p>
              </table:table-cell>
              <table:table-cell office:value-type="float" office:value="10296">
                <text:p>10296</text:p>
              </table:table-cell>
              <table:table-cell office:value-type="float" office:value="18096">
                <text:p>1809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6446">
                <text:p>6446</text:p>
              </table:table-cell>
              <table:table-cell office:value-type="float" office:value="9752">
                <text:p>9752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10000">
                <text:p>10000</text:p>
              </table:table-cell>
              <table:table-cell office:value-type="float" office:value="18618">
                <text:p>1861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10442">
                <text:p>10442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040">
                <text:p>7040</text:p>
              </table:table-cell>
              <table:table-cell office:value-type="float" office:value="9840">
                <text:p>9840</text:p>
              </table:table-cell>
              <table:table-cell office:value-type="float" office:value="16994">
                <text:p>1699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875">
                <text:p>6875</text:p>
              </table:table-cell>
              <table:table-cell office:value-type="float" office:value="9584">
                <text:p>9584</text:p>
              </table:table-cell>
              <table:table-cell office:value-type="float" office:value="15950">
                <text:p>1595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414">
                <text:p>7414</text:p>
              </table:table-cell>
              <table:table-cell office:value-type="float" office:value="11466">
                <text:p>11466</text:p>
              </table:table-cell>
              <table:table-cell office:value-type="float" office:value="18876">
                <text:p>188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304">
                <text:p>7304</text:p>
              </table:table-cell>
              <table:table-cell office:value-type="float" office:value="12544">
                <text:p>12544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7040">
                <text:p>7040</text:p>
              </table:table-cell>
              <table:table-cell office:value-type="float" office:value="12204">
                <text:p>12204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6649">
                <text:p>6649</text:p>
              </table:table-cell>
              <table:table-cell office:value-type="float" office:value="12114">
                <text:p>12114</text:p>
              </table:table-cell>
              <table:table-cell office:value-type="float" office:value="23353">
                <text:p>2335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7408">
                <text:p>7408</text:p>
              </table:table-cell>
              <table:table-cell office:value-type="float" office:value="12990">
                <text:p>12990</text:p>
              </table:table-cell>
              <table:table-cell office:value-type="float" office:value="26022">
                <text:p>2602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7113">
                <text:p>7113</text:p>
              </table:table-cell>
              <table:table-cell office:value-type="float" office:value="12472">
                <text:p>12472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5615">
                <text:p>5615</text:p>
              </table:table-cell>
              <table:table-cell office:value-type="float" office:value="11400">
                <text:p>11400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563">
                <text:p>6563</text:p>
              </table:table-cell>
              <table:table-cell office:value-type="float" office:value="13180">
                <text:p>13180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6481">
                <text:p>6481</text:p>
              </table:table-cell>
              <table:table-cell office:value-type="float" office:value="13823">
                <text:p>13823</text:p>
              </table:table-cell>
              <table:table-cell office:value-type="float" office:value="28393">
                <text:p>2839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6400">
                <text:p>6400</text:p>
              </table:table-cell>
              <table:table-cell office:value-type="float" office:value="14129">
                <text:p>14129</text:p>
              </table:table-cell>
              <table:table-cell office:value-type="float" office:value="29630">
                <text:p>2963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6321">
                <text:p>6321</text:p>
              </table:table-cell>
              <table:table-cell office:value-type="float" office:value="14526">
                <text:p>14526</text:p>
              </table:table-cell>
              <table:table-cell office:value-type="float" office:value="30920">
                <text:p>3092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6242">
                <text:p>6242</text:p>
              </table:table-cell>
              <table:table-cell office:value-type="float" office:value="14544">
                <text:p>14544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6164">
                <text:p>6164</text:p>
              </table:table-cell>
              <table:table-cell office:value-type="float" office:value="15196">
                <text:p>15196</text:p>
              </table:table-cell>
              <table:table-cell office:value-type="float" office:value="33673">
                <text:p>33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51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74.25">
                <text:p>3974.2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04.66666666667">
                <text:p>400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41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1.8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7384131884467">
                <text:p>0.98738413188446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4423901232179">
                <text:p>0.94442390123217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00028410382231">
                <text:p>1.000284103822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38237563368621">
                <text:p>0.93823756336862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3434099313745">
                <text:p>0.97343409931374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2667919966666">
                <text:p>0.99266791996666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3618384667632">
                <text:p>0.9936183846676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1233162877979">
                <text:p>1.0123316287797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397049196033">
                <text:p>1.0039704919603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91388252554445">
                <text:p>0.99138825255444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6388230082645">
                <text:p>0.93638823008264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73189598854132">
                <text:p>0.97318959885413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4645482450922">
                <text:p>0.94464548245092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74391250618837">
                <text:p>0.97439125061883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31384930427302">
                <text:p>0.93138493042730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2071321247515">
                <text:p>1.0207132124751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481963008288">
                <text:p>1.0148196300828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27433371004">
                <text:p>0.962743337100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5350665394279">
                <text:p>0.90535066539427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2209932535">
                <text:p>0.924220993253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9542156232738">
                <text:p>0.95954215623273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2571218372056">
                <text:p>0.92257121837205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4445626776832">
                <text:p>0.96444562677683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5900766482282">
                <text:p>0.97590076648228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1506404589977">
                <text:p>0.90150640458997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4767162241726">
                <text:p>0.94476716224172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6506803117498">
                <text:p>0.97650680311749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724523734377">
                <text:p>0.9872452373437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936862732971">
                <text:p>1.0393686273297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1138101857887">
                <text:p>0.96113810185788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6067051151992">
                <text:p>0.91606705115199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672978987731">
                <text:p>1.0267297898773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1138101857887">
                <text:p>0.96113810185788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4349884472869">
                <text:p>0.96434988447286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0717336255795">
                <text:p>0.98071733625579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979733382039">
                <text:p>1.0497973338203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4773828120425">
                <text:p>1.0477382812042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26902120228">
                <text:p>1.086269021202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195248493331">
                <text:p>1.0919524849333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2365090029758">
                <text:p>1.0236509002975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50625696490194">
                <text:p>0.95062569649019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13127778466182">
                <text:p>0.91312777846618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8269971566">
                <text:p>1.07826997156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857778516466605">
                <text:p>0.85777851646660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48209713379556">
                <text:p>0.94820971337955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20894687999937">
                <text:p>0.92089468799993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36464334871751">
                <text:p>0.83646433487175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07018943928977">
                <text:p>0.90701894392897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879913519759111">
                <text:p>0.87991351975911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03430300130674">
                <text:p>0.90343030013067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40414232459044">
                <text:p>0.84041423245904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88783046259265">
                <text:p>0.98878304625926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15067030151328">
                <text:p>0.91506703015132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4015703084383">
                <text:p>1.0401570308438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27848020229023">
                <text:p>0.92784802022902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65855428198326">
                <text:p>0.86585542819832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348329949384">
                <text:p>1.0234832994938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27219176321">
                <text:p>1.0332721917632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86063004907">
                <text:p>1.018606300490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636025">
                <text:p>1.026360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81824001736111">
                <text:p>0.98182400173611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033543131452">
                <text:p>1.0103354313145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4516550390625">
                <text:p>1.045165503906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3780859139999">
                <text:p>1.0378085913999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069817734153">
                <text:p>1.0206981773415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3968962600439">
                <text:p>1.0396896260043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2274702632532">
                <text:p>1.0227470263253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8496416539562">
                <text:p>1.1849641653956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14205901990703">
                <text:p>0.91420590199070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0779244258">
                <text:p>1.14077924425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51119716060379">
                <text:p>0.95111971606037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41577780290141">
                <text:p>0.94157778029014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203288531856">
                <text:p>1.020328853185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3968348789436">
                <text:p>1.1396834878943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59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4422.75">
                <text:p>14422.7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5473.6666666667">
                <text:p>1547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